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3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8mm"/>
    </style:style>
    <style:style style:name="co4" style:family="table-column">
      <style:table-column-properties fo:break-before="auto" style:column-width="52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ashSet" table:style-name="ta1">
        <table:shapes>
          <draw:frame draw:z-index="0" draw:style-name="gr1" draw:text-style-name="P1" svg:width="331.53mm" svg:height="193.78mm" svg:x="146.64mm" svg:y="12.19mm">
            <loext:p draw:notify-on-update-of-ranges="HashSet.A1:HashSet.A1 HashSet.A2:HashSet.A85 HashSet.B2:HashSet.B85 HastySet.B2:HastySet.B85 HastySet.A2:HastySet.A85 LazySet.A2:LazySet.A85 LazySet.B2:LazySet.B8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28.61mm" svg:height="173.98mm" svg:x="148.62mm" svg:y="209.84mm">
            <loext:p draw:notify-on-update-of-ranges="HashSet.C1:HashSet.C85 HashSet.A2:HashSet.A85 LazySet.C1:LazySet.C85 LazySet.A1:LazySet.A85 HastySet.C1:HastySet.C85 HastySet.A1:HastySet.A8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Time per instruction</text:p>
          </table:table-cell>
          <table:table-cell office:value-type="string" calcext:value-type="string">
            <text:p>Memory per element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93.147116" calcext:value-type="float">
            <text:p>93.147116</text:p>
          </table:table-cell>
          <table:table-cell office:value-type="float" office:value="76.9062213250138" calcext:value-type="float">
            <text:p>76.9062213250138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87.448129" calcext:value-type="float">
            <text:p>87.448129</text:p>
          </table:table-cell>
          <table:table-cell office:value-type="float" office:value="76.9446589446589" calcext:value-type="float">
            <text:p>76.944658944658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87.22666" calcext:value-type="float">
            <text:p>87.22666</text:p>
          </table:table-cell>
          <table:table-cell office:value-type="float" office:value="76.7236674549754" calcext:value-type="float">
            <text:p>76.7236674549754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83.644516" calcext:value-type="float">
            <text:p>83.644516</text:p>
          </table:table-cell>
          <table:table-cell office:value-type="float" office:value="76.8628288871253" calcext:value-type="float">
            <text:p>76.8628288871253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80.822905" calcext:value-type="float">
            <text:p>80.822905</text:p>
          </table:table-cell>
          <table:table-cell office:value-type="float" office:value="68.899556099801" calcext:value-type="float">
            <text:p>68.89955609980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90.0376" calcext:value-type="float">
            <text:p>90.0376</text:p>
          </table:table-cell>
          <table:table-cell office:value-type="float" office:value="76.8037741591843" calcext:value-type="float">
            <text:p>76.8037741591843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83.272554" calcext:value-type="float">
            <text:p>83.272554</text:p>
          </table:table-cell>
          <table:table-cell office:value-type="float" office:value="76.8966339539576" calcext:value-type="float">
            <text:p>76.896633953957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84.414133" calcext:value-type="float">
            <text:p>84.414133</text:p>
          </table:table-cell>
          <table:table-cell office:value-type="float" office:value="76.8711105682616" calcext:value-type="float">
            <text:p>76.871110568261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94.091293" calcext:value-type="float">
            <text:p>94.091293</text:p>
          </table:table-cell>
          <table:table-cell office:value-type="float" office:value="76.766482347937" calcext:value-type="float">
            <text:p>76.766482347937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86.050688" calcext:value-type="float">
            <text:p>86.050688</text:p>
          </table:table-cell>
          <table:table-cell office:value-type="float" office:value="76.6342037735849" calcext:value-type="float">
            <text:p>76.634203773584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97.93413" calcext:value-type="float">
            <text:p>97.93413</text:p>
          </table:table-cell>
          <table:table-cell office:value-type="float" office:value="76.9202987267385" calcext:value-type="float">
            <text:p>76.9202987267385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02.971215" calcext:value-type="float">
            <text:p>102.971215</text:p>
          </table:table-cell>
          <table:table-cell office:value-type="float" office:value="76.8443780305572" calcext:value-type="float">
            <text:p>76.844378030557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07.370534" calcext:value-type="float">
            <text:p>107.370534</text:p>
          </table:table-cell>
          <table:table-cell office:value-type="float" office:value="66.508232761934" calcext:value-type="float">
            <text:p>66.508232761934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34.821777" calcext:value-type="float">
            <text:p>134.821777</text:p>
          </table:table-cell>
          <table:table-cell office:value-type="float" office:value="66.4615902655545" calcext:value-type="float">
            <text:p>66.461590265554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05.903286" calcext:value-type="float">
            <text:p>105.903286</text:p>
          </table:table-cell>
          <table:table-cell office:value-type="float" office:value="66.5024200611546" calcext:value-type="float">
            <text:p>66.502420061154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07.652539" calcext:value-type="float">
            <text:p>107.652539</text:p>
          </table:table-cell>
          <table:table-cell office:value-type="float" office:value="66.4887211122364" calcext:value-type="float">
            <text:p>66.4887211122364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5.171502" calcext:value-type="float">
            <text:p>115.171502</text:p>
          </table:table-cell>
          <table:table-cell office:value-type="float" office:value="66.5169638873075" calcext:value-type="float">
            <text:p>66.516963887307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6.304521" calcext:value-type="float">
            <text:p>116.304521</text:p>
          </table:table-cell>
          <table:table-cell office:value-type="float" office:value="66.4692817865731" calcext:value-type="float">
            <text:p>66.469281786573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04.420988" calcext:value-type="float">
            <text:p>104.420988</text:p>
          </table:table-cell>
          <table:table-cell office:value-type="float" office:value="66.4903308981521" calcext:value-type="float">
            <text:p>66.490330898152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03.913517" calcext:value-type="float">
            <text:p>103.913517</text:p>
          </table:table-cell>
          <table:table-cell office:value-type="float" office:value="66.4758605891549" calcext:value-type="float">
            <text:p>66.475860589154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04.420211" calcext:value-type="float">
            <text:p>104.420211</text:p>
          </table:table-cell>
          <table:table-cell office:value-type="float" office:value="66.4487961476726" calcext:value-type="float">
            <text:p>66.448796147672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1.948936" calcext:value-type="float">
            <text:p>111.948936</text:p>
          </table:table-cell>
          <table:table-cell office:value-type="float" office:value="66.4829299714733" calcext:value-type="float">
            <text:p>66.482929971473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3.672402" calcext:value-type="float">
            <text:p>113.672402</text:p>
          </table:table-cell>
          <table:table-cell office:value-type="float" office:value="66.4771452221098" calcext:value-type="float">
            <text:p>66.477145222109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05.943131" calcext:value-type="float">
            <text:p>105.943131</text:p>
          </table:table-cell>
          <table:table-cell office:value-type="float" office:value="66.4691214311972" calcext:value-type="float">
            <text:p>66.469121431197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88.801152" calcext:value-type="float">
            <text:p>88.801152</text:p>
          </table:table-cell>
          <table:table-cell office:value-type="float" office:value="65.5210001891909" calcext:value-type="float">
            <text:p>65.5210001891909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88.135166" calcext:value-type="float">
            <text:p>88.135166</text:p>
          </table:table-cell>
          <table:table-cell office:value-type="float" office:value="65.5149996848806" calcext:value-type="float">
            <text:p>65.5149996848806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92.128135" calcext:value-type="float">
            <text:p>92.128135</text:p>
          </table:table-cell>
          <table:table-cell office:value-type="float" office:value="65.5149996848806" calcext:value-type="float">
            <text:p>65.5149996848806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94.21294" calcext:value-type="float">
            <text:p>94.21294</text:p>
          </table:table-cell>
          <table:table-cell office:value-type="float" office:value="65.5110285142808" calcext:value-type="float">
            <text:p>65.5110285142808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91.020146" calcext:value-type="float">
            <text:p>91.020146</text:p>
          </table:table-cell>
          <table:table-cell office:value-type="float" office:value="65.5525518637741" calcext:value-type="float">
            <text:p>65.552551863774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87.818361" calcext:value-type="float">
            <text:p>87.818361</text:p>
          </table:table-cell>
          <table:table-cell office:value-type="float" office:value="65.5145499519466" calcext:value-type="float">
            <text:p>65.5145499519466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94.18413" calcext:value-type="float">
            <text:p>94.18413</text:p>
          </table:table-cell>
          <table:table-cell office:value-type="float" office:value="65.5318201906686" calcext:value-type="float">
            <text:p>65.5318201906686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92.13383" calcext:value-type="float">
            <text:p>92.13383</text:p>
          </table:table-cell>
          <table:table-cell office:value-type="float" office:value="65.5533074422394" calcext:value-type="float">
            <text:p>65.5533074422394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05.12648" calcext:value-type="float">
            <text:p>105.12648</text:p>
          </table:table-cell>
          <table:table-cell office:value-type="float" office:value="65.5501348156465" calcext:value-type="float">
            <text:p>65.550134815646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97.022477" calcext:value-type="float">
            <text:p>97.022477</text:p>
          </table:table-cell>
          <table:table-cell office:value-type="float" office:value="65.5001061863374" calcext:value-type="float">
            <text:p>65.5001061863374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86.467844" calcext:value-type="float">
            <text:p>86.467844</text:p>
          </table:table-cell>
          <table:table-cell office:value-type="float" office:value="65.5133508719419" calcext:value-type="float">
            <text:p>65.5133508719419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85.558223" calcext:value-type="float">
            <text:p>85.558223</text:p>
          </table:table-cell>
          <table:table-cell office:value-type="float" office:value="65.5214505321246" calcext:value-type="float">
            <text:p>65.521450532124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720.098312" calcext:value-type="float">
            <text:p>720.098312</text:p>
          </table:table-cell>
          <table:table-cell office:value-type="float" office:value="65.4711232931912" calcext:value-type="float">
            <text:p>65.4711232931912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764.701567" calcext:value-type="float">
            <text:p>764.701567</text:p>
          </table:table-cell>
          <table:table-cell office:value-type="float" office:value="65.4665139519956" calcext:value-type="float">
            <text:p>65.466513951995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06.565334" calcext:value-type="float">
            <text:p>206.565334</text:p>
          </table:table-cell>
          <table:table-cell office:value-type="float" office:value="65.4448388447049" calcext:value-type="float">
            <text:p>65.4448388447049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73.888059" calcext:value-type="float">
            <text:p>673.888059</text:p>
          </table:table-cell>
          <table:table-cell office:value-type="float" office:value="65.4559215489062" calcext:value-type="float">
            <text:p>65.4559215489062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737.790856" calcext:value-type="float">
            <text:p>737.790856</text:p>
          </table:table-cell>
          <table:table-cell office:value-type="float" office:value="65.4699705371308" calcext:value-type="float">
            <text:p>65.4699705371308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819.553758" calcext:value-type="float">
            <text:p>819.553758</text:p>
          </table:table-cell>
          <table:table-cell office:value-type="float" office:value="65.4579429850484" calcext:value-type="float">
            <text:p>65.4579429850484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701.11438" calcext:value-type="float">
            <text:p>701.11438</text:p>
          </table:table-cell>
          <table:table-cell office:value-type="float" office:value="65.4728330688431" calcext:value-type="float">
            <text:p>65.472833068843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738.256873" calcext:value-type="float">
            <text:p>738.256873</text:p>
          </table:table-cell>
          <table:table-cell office:value-type="float" office:value="65.454178258975" calcext:value-type="float">
            <text:p>65.454178258975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53.397938" calcext:value-type="float">
            <text:p>253.397938</text:p>
          </table:table-cell>
          <table:table-cell office:value-type="float" office:value="65.4498624216306" calcext:value-type="float">
            <text:p>65.449862421630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735.953415" calcext:value-type="float">
            <text:p>735.953415</text:p>
          </table:table-cell>
          <table:table-cell office:value-type="float" office:value="65.4733006142181" calcext:value-type="float">
            <text:p>65.473300614218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772.089505" calcext:value-type="float">
            <text:p>772.089505</text:p>
          </table:table-cell>
          <table:table-cell office:value-type="float" office:value="65.4686988560542" calcext:value-type="float">
            <text:p>65.4686988560542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749.614326" calcext:value-type="float">
            <text:p>749.614326</text:p>
          </table:table-cell>
          <table:table-cell office:value-type="float" office:value="65.4708847689124" calcext:value-type="float">
            <text:p>65.4708847689124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71.642006" calcext:value-type="float">
            <text:p>171.642006</text:p>
          </table:table-cell>
          <table:table-cell office:value-type="float" office:value="65.75907644026" calcext:value-type="float">
            <text:p>65.7590764402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64.693097" calcext:value-type="float">
            <text:p>164.693097</text:p>
          </table:table-cell>
          <table:table-cell office:value-type="float" office:value="65.7668049364326" calcext:value-type="float">
            <text:p>65.766804936432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63.74388" calcext:value-type="float">
            <text:p>163.74388</text:p>
          </table:table-cell>
          <table:table-cell office:value-type="float" office:value="65.7529548814911" calcext:value-type="float">
            <text:p>65.752954881491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69.282732" calcext:value-type="float">
            <text:p>169.282732</text:p>
          </table:table-cell>
          <table:table-cell office:value-type="float" office:value="65.7489799848621" calcext:value-type="float">
            <text:p>65.748979984862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66.654177" calcext:value-type="float">
            <text:p>166.654177</text:p>
          </table:table-cell>
          <table:table-cell office:value-type="float" office:value="65.7714961630227" calcext:value-type="float">
            <text:p>65.771496163022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66.251802" calcext:value-type="float">
            <text:p>166.251802</text:p>
          </table:table-cell>
          <table:table-cell office:value-type="float" office:value="65.7607393324126" calcext:value-type="float">
            <text:p>65.760739332412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64.801206" calcext:value-type="float">
            <text:p>164.801206</text:p>
          </table:table-cell>
          <table:table-cell office:value-type="float" office:value="65.7495912965194" calcext:value-type="float">
            <text:p>65.7495912965194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67.236125" calcext:value-type="float">
            <text:p>167.236125</text:p>
          </table:table-cell>
          <table:table-cell office:value-type="float" office:value="65.7658190366808" calcext:value-type="float">
            <text:p>65.7658190366808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78.870747" calcext:value-type="float">
            <text:p>178.870747</text:p>
          </table:table-cell>
          <table:table-cell office:value-type="float" office:value="65.7617460950989" calcext:value-type="float">
            <text:p>65.7617460950989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72.999558" calcext:value-type="float">
            <text:p>172.999558</text:p>
          </table:table-cell>
          <table:table-cell office:value-type="float" office:value="65.7496131304965" calcext:value-type="float">
            <text:p>65.749613130496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68.852269" calcext:value-type="float">
            <text:p>168.852269</text:p>
          </table:table-cell>
          <table:table-cell office:value-type="float" office:value="65.7576984196359" calcext:value-type="float">
            <text:p>65.7576984196359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71.654493" calcext:value-type="float">
            <text:p>171.654493</text:p>
          </table:table-cell>
          <table:table-cell office:value-type="float" office:value="65.7510107084702" calcext:value-type="float">
            <text:p>65.751010708470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432.188921" calcext:value-type="float">
            <text:p>432.188921</text:p>
          </table:table-cell>
          <table:table-cell office:value-type="float" office:value="66.1127090490928" calcext:value-type="float">
            <text:p>66.1127090490928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589.230026" calcext:value-type="float">
            <text:p>589.230026</text:p>
          </table:table-cell>
          <table:table-cell office:value-type="float" office:value="66.1103407163489" calcext:value-type="float">
            <text:p>66.1103407163489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75.595638" calcext:value-type="float">
            <text:p>275.595638</text:p>
          </table:table-cell>
          <table:table-cell office:value-type="float" office:value="66.1059419121281" calcext:value-type="float">
            <text:p>66.105941912128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771.488353" calcext:value-type="float">
            <text:p>771.488353</text:p>
          </table:table-cell>
          <table:table-cell office:value-type="float" office:value="66.1188263913962" calcext:value-type="float">
            <text:p>66.118826391396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453.546132" calcext:value-type="float">
            <text:p>453.546132</text:p>
          </table:table-cell>
          <table:table-cell office:value-type="float" office:value="66.1051772933942" calcext:value-type="float">
            <text:p>66.105177293394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77.607607" calcext:value-type="float">
            <text:p>377.607607</text:p>
          </table:table-cell>
          <table:table-cell office:value-type="float" office:value="66.118131682771" calcext:value-type="float">
            <text:p>66.11813168277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74.906207" calcext:value-type="float">
            <text:p>274.906207</text:p>
          </table:table-cell>
          <table:table-cell office:value-type="float" office:value="66.1082962305987" calcext:value-type="float">
            <text:p>66.1082962305987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768.607523" calcext:value-type="float">
            <text:p>768.607523</text:p>
          </table:table-cell>
          <table:table-cell office:value-type="float" office:value="66.1174011438527" calcext:value-type="float">
            <text:p>66.1174011438527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27.405815" calcext:value-type="float">
            <text:p>227.405815</text:p>
          </table:table-cell>
          <table:table-cell office:value-type="float" office:value="66.1142885541057" calcext:value-type="float">
            <text:p>66.1142885541057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05.969532" calcext:value-type="float">
            <text:p>605.969532</text:p>
          </table:table-cell>
          <table:table-cell office:value-type="float" office:value="66.0990167792609" calcext:value-type="float">
            <text:p>66.0990167792609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504.641129" calcext:value-type="float">
            <text:p>504.641129</text:p>
          </table:table-cell>
          <table:table-cell office:value-type="float" office:value="66.1096471723642" calcext:value-type="float">
            <text:p>66.109647172364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93.29593" calcext:value-type="float">
            <text:p>393.29593</text:p>
          </table:table-cell>
          <table:table-cell office:value-type="float" office:value="66.1031707195995" calcext:value-type="float">
            <text:p>66.1031707195995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69.509192" calcext:value-type="float">
            <text:p>269.509192</text:p>
          </table:table-cell>
          <table:table-cell office:value-type="float" office:value="66.3708106181728" calcext:value-type="float">
            <text:p>66.370810618172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834.398723" calcext:value-type="float">
            <text:p>834.398723</text:p>
          </table:table-cell>
          <table:table-cell office:value-type="float" office:value="66.3757726798774" calcext:value-type="float">
            <text:p>66.375772679877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54.862941" calcext:value-type="float">
            <text:p>254.862941</text:p>
          </table:table-cell>
          <table:table-cell office:value-type="float" office:value="66.3758807417069" calcext:value-type="float">
            <text:p>66.3758807417069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944.036613" calcext:value-type="float">
            <text:p>944.036613</text:p>
          </table:table-cell>
          <table:table-cell office:value-type="float" office:value="66.3666844785911" calcext:value-type="float">
            <text:p>66.366684478591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91.908907" calcext:value-type="float">
            <text:p>191.908907</text:p>
          </table:table-cell>
          <table:table-cell office:value-type="float" office:value="66.3684107097489" calcext:value-type="float">
            <text:p>66.3684107097489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49.24104" calcext:value-type="float">
            <text:p>249.24104</text:p>
          </table:table-cell>
          <table:table-cell office:value-type="float" office:value="66.3711726055247" calcext:value-type="float">
            <text:p>66.371172605524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318.242498" calcext:value-type="float">
            <text:p>318.242498</text:p>
          </table:table-cell>
          <table:table-cell office:value-type="float" office:value="66.3685186182848" calcext:value-type="float">
            <text:p>66.368518618284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72.29213" calcext:value-type="float">
            <text:p>172.29213</text:p>
          </table:table-cell>
          <table:table-cell office:value-type="float" office:value="66.3659939823191" calcext:value-type="float">
            <text:p>66.365993982319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06.998352" calcext:value-type="float">
            <text:p>106.998352</text:p>
          </table:table-cell>
          <table:table-cell office:value-type="float" office:value="66.3756646202988" calcext:value-type="float">
            <text:p>66.375664620298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59.557925" calcext:value-type="float">
            <text:p>259.557925</text:p>
          </table:table-cell>
          <table:table-cell office:value-type="float" office:value="66.3645084695976" calcext:value-type="float">
            <text:p>66.364508469597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916.364301" calcext:value-type="float">
            <text:p>2916.364301</text:p>
          </table:table-cell>
          <table:table-cell office:value-type="float" office:value="66.3680235270207" calcext:value-type="float">
            <text:p>66.368023527020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32.211645" calcext:value-type="float">
            <text:p>232.211645</text:p>
          </table:table-cell>
          <table:table-cell office:value-type="float" office:value="66.3696359210223" calcext:value-type="float">
            <text:p>66.3696359210223</text:p>
          </table:table-cell>
        </table:table-row>
      </table:table>
      <table:table table:name="LazySet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Time per instruction</text:p>
          </table:table-cell>
          <table:table-cell office:value-type="string" calcext:value-type="string">
            <text:p>Memory per element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7.441865" calcext:value-type="float">
            <text:p>57.441865</text:p>
          </table:table-cell>
          <table:table-cell office:value-type="float" office:value="38.4962979440084" calcext:value-type="float">
            <text:p>38.4962979440084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2.639836" calcext:value-type="float">
            <text:p>52.639836</text:p>
          </table:table-cell>
          <table:table-cell office:value-type="float" office:value="38.5009059410662" calcext:value-type="float">
            <text:p>38.500905941066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3.843805" calcext:value-type="float">
            <text:p>53.843805</text:p>
          </table:table-cell>
          <table:table-cell office:value-type="float" office:value="38.4279840597128" calcext:value-type="float">
            <text:p>38.4279840597128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6.515995" calcext:value-type="float">
            <text:p>56.515995</text:p>
          </table:table-cell>
          <table:table-cell office:value-type="float" office:value="38.431939933353" calcext:value-type="float">
            <text:p>38.431939933353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6.996947" calcext:value-type="float">
            <text:p>56.996947</text:p>
          </table:table-cell>
          <table:table-cell office:value-type="float" office:value="38.4273756562441" calcext:value-type="float">
            <text:p>38.427375656244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60.668907" calcext:value-type="float">
            <text:p>60.668907</text:p>
          </table:table-cell>
          <table:table-cell office:value-type="float" office:value="38.4007069814417" calcext:value-type="float">
            <text:p>38.4007069814417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.534624" calcext:value-type="float">
            <text:p>55.534624</text:p>
          </table:table-cell>
          <table:table-cell office:value-type="float" office:value="38.5030573423906" calcext:value-type="float">
            <text:p>38.503057342390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1.291592" calcext:value-type="float">
            <text:p>51.291592</text:p>
          </table:table-cell>
          <table:table-cell office:value-type="float" office:value="38.5088541556211" calcext:value-type="float">
            <text:p>38.508854155621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1.584274" calcext:value-type="float">
            <text:p>51.584274</text:p>
          </table:table-cell>
          <table:table-cell office:value-type="float" office:value="38.4569424490831" calcext:value-type="float">
            <text:p>38.456942449083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0.812211" calcext:value-type="float">
            <text:p>50.812211</text:p>
          </table:table-cell>
          <table:table-cell office:value-type="float" office:value="38.4569424490831" calcext:value-type="float">
            <text:p>38.456942449083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2.193476" calcext:value-type="float">
            <text:p>52.193476</text:p>
          </table:table-cell>
          <table:table-cell office:value-type="float" office:value="38.5131631982011" calcext:value-type="float">
            <text:p>38.513163198201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3.668416" calcext:value-type="float">
            <text:p>53.668416</text:p>
          </table:table-cell>
          <table:table-cell office:value-type="float" office:value="38.4675865715041" calcext:value-type="float">
            <text:p>38.467586571504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6.002884" calcext:value-type="float">
            <text:p>56.002884</text:p>
          </table:table-cell>
          <table:table-cell office:value-type="float" office:value="32.4075991818534" calcext:value-type="float">
            <text:p>32.4075991818534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49.455811" calcext:value-type="float">
            <text:p>49.455811</text:p>
          </table:table-cell>
          <table:table-cell office:value-type="float" office:value="32.41341915494" calcext:value-type="float">
            <text:p>32.41341915494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6.149921" calcext:value-type="float">
            <text:p>56.149921</text:p>
          </table:table-cell>
          <table:table-cell office:value-type="float" office:value="32.3668688251981" calcext:value-type="float">
            <text:p>32.366868825198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62.566512" calcext:value-type="float">
            <text:p>62.566512</text:p>
          </table:table-cell>
          <table:table-cell office:value-type="float" office:value="32.4059309853445" calcext:value-type="float">
            <text:p>32.405930985344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4.494299" calcext:value-type="float">
            <text:p>54.494299</text:p>
          </table:table-cell>
          <table:table-cell office:value-type="float" office:value="32.3733189755387" calcext:value-type="float">
            <text:p>32.3733189755387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6.844619" calcext:value-type="float">
            <text:p>56.844619</text:p>
          </table:table-cell>
          <table:table-cell office:value-type="float" office:value="32.4282547657751" calcext:value-type="float">
            <text:p>32.428254765775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1.044716" calcext:value-type="float">
            <text:p>51.044716</text:p>
          </table:table-cell>
          <table:table-cell office:value-type="float" office:value="32.4237764906471" calcext:value-type="float">
            <text:p>32.423776490647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5.314922" calcext:value-type="float">
            <text:p>55.314922</text:p>
          </table:table-cell>
          <table:table-cell office:value-type="float" office:value="32.400147311564" calcext:value-type="float">
            <text:p>32.400147311564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0.463994" calcext:value-type="float">
            <text:p>50.463994</text:p>
          </table:table-cell>
          <table:table-cell office:value-type="float" office:value="32.4166789667897" calcext:value-type="float">
            <text:p>32.4166789667897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7.609913" calcext:value-type="float">
            <text:p>57.609913</text:p>
          </table:table-cell>
          <table:table-cell office:value-type="float" office:value="32.409407023321" calcext:value-type="float">
            <text:p>32.40940702332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66.356548" calcext:value-type="float">
            <text:p>66.356548</text:p>
          </table:table-cell>
          <table:table-cell office:value-type="float" office:value="32.3701715229156" calcext:value-type="float">
            <text:p>32.370171522915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2.545931" calcext:value-type="float">
            <text:p>52.545931</text:p>
          </table:table-cell>
          <table:table-cell office:value-type="float" office:value="32.4023133879345" calcext:value-type="float">
            <text:p>32.402313387934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7.191623" calcext:value-type="float">
            <text:p>57.191623</text:p>
          </table:table-cell>
          <table:table-cell office:value-type="float" office:value="33.0452914210871" calcext:value-type="float">
            <text:p>33.045291421087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6.597972" calcext:value-type="float">
            <text:p>56.597972</text:p>
          </table:table-cell>
          <table:table-cell office:value-type="float" office:value="33.044986790603" calcext:value-type="float">
            <text:p>33.04498679060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4.475175" calcext:value-type="float">
            <text:p>54.475175</text:p>
          </table:table-cell>
          <table:table-cell office:value-type="float" office:value="33.0562718011547" calcext:value-type="float">
            <text:p>33.0562718011547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1.618653" calcext:value-type="float">
            <text:p>51.618653</text:p>
          </table:table-cell>
          <table:table-cell office:value-type="float" office:value="33.0673848785392" calcext:value-type="float">
            <text:p>33.067384878539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5.344022" calcext:value-type="float">
            <text:p>55.344022</text:p>
          </table:table-cell>
          <table:table-cell office:value-type="float" office:value="33.0698986866792" calcext:value-type="float">
            <text:p>33.069898686679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7.106881" calcext:value-type="float">
            <text:p>57.106881</text:p>
          </table:table-cell>
          <table:table-cell office:value-type="float" office:value="33.024117796395" calcext:value-type="float">
            <text:p>33.02411779639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0.818782" calcext:value-type="float">
            <text:p>50.818782</text:p>
          </table:table-cell>
          <table:table-cell office:value-type="float" office:value="33.0532529308214" calcext:value-type="float">
            <text:p>33.0532529308214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6.595179" calcext:value-type="float">
            <text:p>56.595179</text:p>
          </table:table-cell>
          <table:table-cell office:value-type="float" office:value="33.0570183491395" calcext:value-type="float">
            <text:p>33.057018349139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1.812529" calcext:value-type="float">
            <text:p>61.812529</text:p>
          </table:table-cell>
          <table:table-cell office:value-type="float" office:value="33.0552879031956" calcext:value-type="float">
            <text:p>33.0552879031956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1.127582" calcext:value-type="float">
            <text:p>61.127582</text:p>
          </table:table-cell>
          <table:table-cell office:value-type="float" office:value="33.0758925218906" calcext:value-type="float">
            <text:p>33.0758925218906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5.312281" calcext:value-type="float">
            <text:p>55.312281</text:p>
          </table:table-cell>
          <table:table-cell office:value-type="float" office:value="33.0916298996099" calcext:value-type="float">
            <text:p>33.0916298996099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2.60182" calcext:value-type="float">
            <text:p>62.60182</text:p>
          </table:table-cell>
          <table:table-cell office:value-type="float" office:value="33.0344051699328" calcext:value-type="float">
            <text:p>33.0344051699328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79.34571" calcext:value-type="float">
            <text:p>79.34571</text:p>
          </table:table-cell>
          <table:table-cell office:value-type="float" office:value="32.7849712197457" calcext:value-type="float">
            <text:p>32.7849712197457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77.027494" calcext:value-type="float">
            <text:p>77.027494</text:p>
          </table:table-cell>
          <table:table-cell office:value-type="float" office:value="32.7940751360638" calcext:value-type="float">
            <text:p>32.7940751360638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75.259256" calcext:value-type="float">
            <text:p>75.259256</text:p>
          </table:table-cell>
          <table:table-cell office:value-type="float" office:value="32.7817927170868" calcext:value-type="float">
            <text:p>32.7817927170868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78.733302" calcext:value-type="float">
            <text:p>78.733302</text:p>
          </table:table-cell>
          <table:table-cell office:value-type="float" office:value="32.796148398121" calcext:value-type="float">
            <text:p>32.79614839812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78.352716" calcext:value-type="float">
            <text:p>78.352716</text:p>
          </table:table-cell>
          <table:table-cell office:value-type="float" office:value="32.7826567375555" calcext:value-type="float">
            <text:p>32.7826567375555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87.416285" calcext:value-type="float">
            <text:p>87.416285</text:p>
          </table:table-cell>
          <table:table-cell office:value-type="float" office:value="32.7873309508794" calcext:value-type="float">
            <text:p>32.7873309508794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83.671172" calcext:value-type="float">
            <text:p>83.671172</text:p>
          </table:table-cell>
          <table:table-cell office:value-type="float" office:value="32.7767221318216" calcext:value-type="float">
            <text:p>32.776722131821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87.915356" calcext:value-type="float">
            <text:p>87.915356</text:p>
          </table:table-cell>
          <table:table-cell office:value-type="float" office:value="32.7790262172285" calcext:value-type="float">
            <text:p>32.7790262172285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92.9511" calcext:value-type="float">
            <text:p>92.9511</text:p>
          </table:table-cell>
          <table:table-cell office:value-type="float" office:value="32.7792823013961" calcext:value-type="float">
            <text:p>32.779282301396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85.474318" calcext:value-type="float">
            <text:p>85.474318</text:p>
          </table:table-cell>
          <table:table-cell office:value-type="float" office:value="32.7783946068185" calcext:value-type="float">
            <text:p>32.7783946068185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77.231216" calcext:value-type="float">
            <text:p>77.231216</text:p>
          </table:table-cell>
          <table:table-cell office:value-type="float" office:value="32.7847831797706" calcext:value-type="float">
            <text:p>32.784783179770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80.123521" calcext:value-type="float">
            <text:p>80.123521</text:p>
          </table:table-cell>
          <table:table-cell office:value-type="float" office:value="32.7866297389825" calcext:value-type="float">
            <text:p>32.786629738982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15.344197" calcext:value-type="float">
            <text:p>115.344197</text:p>
          </table:table-cell>
          <table:table-cell office:value-type="float" office:value="32.9729050285085" calcext:value-type="float">
            <text:p>32.972905028508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18.951592" calcext:value-type="float">
            <text:p>118.951592</text:p>
          </table:table-cell>
          <table:table-cell office:value-type="float" office:value="32.9644052653033" calcext:value-type="float">
            <text:p>32.964405265303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12.658402" calcext:value-type="float">
            <text:p>112.658402</text:p>
          </table:table-cell>
          <table:table-cell office:value-type="float" office:value="32.9572781083347" calcext:value-type="float">
            <text:p>32.957278108334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16.257998" calcext:value-type="float">
            <text:p>116.257998</text:p>
          </table:table-cell>
          <table:table-cell office:value-type="float" office:value="32.9480747792225" calcext:value-type="float">
            <text:p>32.948074779222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15.54474" calcext:value-type="float">
            <text:p>115.54474</text:p>
          </table:table-cell>
          <table:table-cell office:value-type="float" office:value="32.9613612369343" calcext:value-type="float">
            <text:p>32.961361236934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23.134593" calcext:value-type="float">
            <text:p>123.134593</text:p>
          </table:table-cell>
          <table:table-cell office:value-type="float" office:value="32.9625048111656" calcext:value-type="float">
            <text:p>32.962504811165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15.810523" calcext:value-type="float">
            <text:p>115.810523</text:p>
          </table:table-cell>
          <table:table-cell office:value-type="float" office:value="32.9647005538056" calcext:value-type="float">
            <text:p>32.964700553805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24.410377" calcext:value-type="float">
            <text:p>124.410377</text:p>
          </table:table-cell>
          <table:table-cell office:value-type="float" office:value="32.9671281933531" calcext:value-type="float">
            <text:p>32.967128193353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35.841043" calcext:value-type="float">
            <text:p>135.841043</text:p>
          </table:table-cell>
          <table:table-cell office:value-type="float" office:value="32.9548650063186" calcext:value-type="float">
            <text:p>32.954865006318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14.572785" calcext:value-type="float">
            <text:p>114.572785</text:p>
          </table:table-cell>
          <table:table-cell office:value-type="float" office:value="32.9723664012033" calcext:value-type="float">
            <text:p>32.972366401203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14.675473" calcext:value-type="float">
            <text:p>114.675473</text:p>
          </table:table-cell>
          <table:table-cell office:value-type="float" office:value="32.9663711456749" calcext:value-type="float">
            <text:p>32.9663711456749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23.867951" calcext:value-type="float">
            <text:p>123.867951</text:p>
          </table:table-cell>
          <table:table-cell office:value-type="float" office:value="32.968208592495" calcext:value-type="float">
            <text:p>32.968208592495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69.826284" calcext:value-type="float">
            <text:p>169.826284</text:p>
          </table:table-cell>
          <table:table-cell office:value-type="float" office:value="33.1952457270703" calcext:value-type="float">
            <text:p>33.1952457270703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47.630905" calcext:value-type="float">
            <text:p>147.630905</text:p>
          </table:table-cell>
          <table:table-cell office:value-type="float" office:value="33.1991393489591" calcext:value-type="float">
            <text:p>33.199139348959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59.95728" calcext:value-type="float">
            <text:p>159.95728</text:p>
          </table:table-cell>
          <table:table-cell office:value-type="float" office:value="33.2054543163852" calcext:value-type="float">
            <text:p>33.205454316385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57.236085" calcext:value-type="float">
            <text:p>157.236085</text:p>
          </table:table-cell>
          <table:table-cell office:value-type="float" office:value="33.2045964883002" calcext:value-type="float">
            <text:p>33.204596488300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64.855845" calcext:value-type="float">
            <text:p>164.855845</text:p>
          </table:table-cell>
          <table:table-cell office:value-type="float" office:value="33.2002085690901" calcext:value-type="float">
            <text:p>33.200208569090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75.030262" calcext:value-type="float">
            <text:p>175.030262</text:p>
          </table:table-cell>
          <table:table-cell office:value-type="float" office:value="33.2056922256861" calcext:value-type="float">
            <text:p>33.205692225686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74.341803" calcext:value-type="float">
            <text:p>174.341803</text:p>
          </table:table-cell>
          <table:table-cell office:value-type="float" office:value="33.2062176522913" calcext:value-type="float">
            <text:p>33.2062176522913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42.127006" calcext:value-type="float">
            <text:p>142.127006</text:p>
          </table:table-cell>
          <table:table-cell office:value-type="float" office:value="33.2062870527421" calcext:value-type="float">
            <text:p>33.206287052742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47.085698" calcext:value-type="float">
            <text:p>147.085698</text:p>
          </table:table-cell>
          <table:table-cell office:value-type="float" office:value="33.2074714918481" calcext:value-type="float">
            <text:p>33.207471491848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60.865698" calcext:value-type="float">
            <text:p>160.865698</text:p>
          </table:table-cell>
          <table:table-cell office:value-type="float" office:value="33.1945089321005" calcext:value-type="float">
            <text:p>33.1945089321005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41.531378" calcext:value-type="float">
            <text:p>141.531378</text:p>
          </table:table-cell>
          <table:table-cell office:value-type="float" office:value="33.2132423152281" calcext:value-type="float">
            <text:p>33.213242315228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53.429416" calcext:value-type="float">
            <text:p>153.429416</text:p>
          </table:table-cell>
          <table:table-cell office:value-type="float" office:value="33.19866916879" calcext:value-type="float">
            <text:p>33.19866916879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11.200198" calcext:value-type="float">
            <text:p>211.200198</text:p>
          </table:table-cell>
          <table:table-cell office:value-type="float" office:value="33.3475761879677" calcext:value-type="float">
            <text:p>33.347576187967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90.871047" calcext:value-type="float">
            <text:p>190.871047</text:p>
          </table:table-cell>
          <table:table-cell office:value-type="float" office:value="33.3555689166188" calcext:value-type="float">
            <text:p>33.355568916618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92.864098" calcext:value-type="float">
            <text:p>192.864098</text:p>
          </table:table-cell>
          <table:table-cell office:value-type="float" office:value="33.3531691466956" calcext:value-type="float">
            <text:p>33.353169146695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22.312745" calcext:value-type="float">
            <text:p>222.312745</text:p>
          </table:table-cell>
          <table:table-cell office:value-type="float" office:value="33.3552614499843" calcext:value-type="float">
            <text:p>33.3552614499843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99.845926" calcext:value-type="float">
            <text:p>199.845926</text:p>
          </table:table-cell>
          <table:table-cell office:value-type="float" office:value="33.3519865054014" calcext:value-type="float">
            <text:p>33.351986505401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94.672719" calcext:value-type="float">
            <text:p>194.672719</text:p>
          </table:table-cell>
          <table:table-cell office:value-type="float" office:value="33.3509383878302" calcext:value-type="float">
            <text:p>33.350938387830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94.43594" calcext:value-type="float">
            <text:p>194.43594</text:p>
          </table:table-cell>
          <table:table-cell office:value-type="float" office:value="33.3428659529154" calcext:value-type="float">
            <text:p>33.342865952915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18.709747" calcext:value-type="float">
            <text:p>218.709747</text:p>
          </table:table-cell>
          <table:table-cell office:value-type="float" office:value="33.3466580028171" calcext:value-type="float">
            <text:p>33.346658002817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90.626423" calcext:value-type="float">
            <text:p>190.626423</text:p>
          </table:table-cell>
          <table:table-cell office:value-type="float" office:value="33.3463717516388" calcext:value-type="float">
            <text:p>33.346371751638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18.483711" calcext:value-type="float">
            <text:p>218.483711</text:p>
          </table:table-cell>
          <table:table-cell office:value-type="float" office:value="33.3422604379915" calcext:value-type="float">
            <text:p>33.3422604379915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00.844677" calcext:value-type="float">
            <text:p>200.844677</text:p>
          </table:table-cell>
          <table:table-cell office:value-type="float" office:value="33.3518006151957" calcext:value-type="float">
            <text:p>33.351800615195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04.304656" calcext:value-type="float">
            <text:p>204.304656</text:p>
          </table:table-cell>
          <table:table-cell office:value-type="float" office:value="33.346632213704" calcext:value-type="float">
            <text:p>33.346632213704</text:p>
          </table:table-cell>
        </table:table-row>
      </table:table>
      <table:table table:name="HastySet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Time per instruction</text:p>
          </table:table-cell>
          <table:table-cell office:value-type="string" calcext:value-type="string">
            <text:p>Memory per element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90.19027" calcext:value-type="float">
            <text:p>90.19027</text:p>
          </table:table-cell>
          <table:table-cell office:value-type="float" office:value="21.8976695626235" calcext:value-type="float">
            <text:p>21.8976695626235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95.134151" calcext:value-type="float">
            <text:p>95.134151</text:p>
          </table:table-cell>
          <table:table-cell office:value-type="float" office:value="23.2711852338268" calcext:value-type="float">
            <text:p>23.2711852338268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16.956111" calcext:value-type="float">
            <text:p>116.956111</text:p>
          </table:table-cell>
          <table:table-cell office:value-type="float" office:value="25.7088960567837" calcext:value-type="float">
            <text:p>25.7088960567837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97.937925" calcext:value-type="float">
            <text:p>97.937925</text:p>
          </table:table-cell>
          <table:table-cell office:value-type="float" office:value="23.0867545511613" calcext:value-type="float">
            <text:p>23.0867545511613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18.744037" calcext:value-type="float">
            <text:p>118.744037</text:p>
          </table:table-cell>
          <table:table-cell office:value-type="float" office:value="28.8560168206934" calcext:value-type="float">
            <text:p>28.8560168206934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06.538337" calcext:value-type="float">
            <text:p>106.538337</text:p>
          </table:table-cell>
          <table:table-cell office:value-type="float" office:value="25.5627065576622" calcext:value-type="float">
            <text:p>25.562706557662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07.363094" calcext:value-type="float">
            <text:p>107.363094</text:p>
          </table:table-cell>
          <table:table-cell office:value-type="float" office:value="26.0047607670321" calcext:value-type="float">
            <text:p>26.004760767032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97.802016" calcext:value-type="float">
            <text:p>97.802016</text:p>
          </table:table-cell>
          <table:table-cell office:value-type="float" office:value="21.7933489572518" calcext:value-type="float">
            <text:p>21.7933489572518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18.253292" calcext:value-type="float">
            <text:p>118.253292</text:p>
          </table:table-cell>
          <table:table-cell office:value-type="float" office:value="22.9672671473644" calcext:value-type="float">
            <text:p>22.9672671473644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92.318871" calcext:value-type="float">
            <text:p>92.318871</text:p>
          </table:table-cell>
          <table:table-cell office:value-type="float" office:value="22.1708284117156" calcext:value-type="float">
            <text:p>22.170828411715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11.961765" calcext:value-type="float">
            <text:p>111.961765</text:p>
          </table:table-cell>
          <table:table-cell office:value-type="float" office:value="30.9538920959381" calcext:value-type="float">
            <text:p>30.953892095938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11.578389" calcext:value-type="float">
            <text:p>111.578389</text:p>
          </table:table-cell>
          <table:table-cell office:value-type="float" office:value="27.522912461688" calcext:value-type="float">
            <text:p>27.52291246168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68.369729" calcext:value-type="float">
            <text:p>168.369729</text:p>
          </table:table-cell>
          <table:table-cell office:value-type="float" office:value="31.1506448278493" calcext:value-type="float">
            <text:p>31.150644827849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65.574429" calcext:value-type="float">
            <text:p>165.574429</text:p>
          </table:table-cell>
          <table:table-cell office:value-type="float" office:value="31.6921562284637" calcext:value-type="float">
            <text:p>31.6921562284637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54.372864" calcext:value-type="float">
            <text:p>154.372864</text:p>
          </table:table-cell>
          <table:table-cell office:value-type="float" office:value="30.5776713884487" calcext:value-type="float">
            <text:p>30.5776713884487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76.30585" calcext:value-type="float">
            <text:p>176.30585</text:p>
          </table:table-cell>
          <table:table-cell office:value-type="float" office:value="30.8147541766435" calcext:value-type="float">
            <text:p>30.814754176643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55.90882" calcext:value-type="float">
            <text:p>155.90882</text:p>
          </table:table-cell>
          <table:table-cell office:value-type="float" office:value="31.7530661611803" calcext:value-type="float">
            <text:p>31.753066161180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49.624081" calcext:value-type="float">
            <text:p>149.624081</text:p>
          </table:table-cell>
          <table:table-cell office:value-type="float" office:value="31.1861945701044" calcext:value-type="float">
            <text:p>31.1861945701044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57.742441" calcext:value-type="float">
            <text:p>157.742441</text:p>
          </table:table-cell>
          <table:table-cell office:value-type="float" office:value="31.2629045943277" calcext:value-type="float">
            <text:p>31.2629045943277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57.52163" calcext:value-type="float">
            <text:p>157.52163</text:p>
          </table:table-cell>
          <table:table-cell office:value-type="float" office:value="29.9444204883938" calcext:value-type="float">
            <text:p>29.944420488393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47.465318" calcext:value-type="float">
            <text:p>147.465318</text:p>
          </table:table-cell>
          <table:table-cell office:value-type="float" office:value="31.7239916575347" calcext:value-type="float">
            <text:p>31.7239916575347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52.890998" calcext:value-type="float">
            <text:p>152.890998</text:p>
          </table:table-cell>
          <table:table-cell office:value-type="float" office:value="30.9803981011306" calcext:value-type="float">
            <text:p>30.980398101130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49.392161" calcext:value-type="float">
            <text:p>149.392161</text:p>
          </table:table-cell>
          <table:table-cell office:value-type="float" office:value="41.1629480980132" calcext:value-type="float">
            <text:p>41.162948098013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57.500044" calcext:value-type="float">
            <text:p>157.500044</text:p>
          </table:table-cell>
          <table:table-cell office:value-type="float" office:value="30.6985530985531" calcext:value-type="float">
            <text:p>30.698553098553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23.829125" calcext:value-type="float">
            <text:p>123.829125</text:p>
          </table:table-cell>
          <table:table-cell office:value-type="float" office:value="24.9468622915894" calcext:value-type="float">
            <text:p>24.9468622915894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25.398146" calcext:value-type="float">
            <text:p>125.398146</text:p>
          </table:table-cell>
          <table:table-cell office:value-type="float" office:value="24.9311244172845" calcext:value-type="float">
            <text:p>24.931124417284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19.956168" calcext:value-type="float">
            <text:p>119.956168</text:p>
          </table:table-cell>
          <table:table-cell office:value-type="float" office:value="24.6986032122629" calcext:value-type="float">
            <text:p>24.6986032122629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28.534141" calcext:value-type="float">
            <text:p>128.534141</text:p>
          </table:table-cell>
          <table:table-cell office:value-type="float" office:value="24.7832151466217" calcext:value-type="float">
            <text:p>24.7832151466217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20.496744" calcext:value-type="float">
            <text:p>120.496744</text:p>
          </table:table-cell>
          <table:table-cell office:value-type="float" office:value="24.758770716422" calcext:value-type="float">
            <text:p>24.75877071642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25.284057" calcext:value-type="float">
            <text:p>125.284057</text:p>
          </table:table-cell>
          <table:table-cell office:value-type="float" office:value="24.9492976966332" calcext:value-type="float">
            <text:p>24.949297696633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23.963706" calcext:value-type="float">
            <text:p>123.963706</text:p>
          </table:table-cell>
          <table:table-cell office:value-type="float" office:value="24.7865829314138" calcext:value-type="float">
            <text:p>24.7865829314138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21.046714" calcext:value-type="float">
            <text:p>121.046714</text:p>
          </table:table-cell>
          <table:table-cell office:value-type="float" office:value="25.0678621316961" calcext:value-type="float">
            <text:p>25.067862131696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21.225312" calcext:value-type="float">
            <text:p>121.225312</text:p>
          </table:table-cell>
          <table:table-cell office:value-type="float" office:value="24.8404545494412" calcext:value-type="float">
            <text:p>24.840454549441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25.213746" calcext:value-type="float">
            <text:p>125.213746</text:p>
          </table:table-cell>
          <table:table-cell office:value-type="float" office:value="24.7971765447704" calcext:value-type="float">
            <text:p>24.7971765447704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27.264797" calcext:value-type="float">
            <text:p>127.264797</text:p>
          </table:table-cell>
          <table:table-cell office:value-type="float" office:value="24.6442867376444" calcext:value-type="float">
            <text:p>24.6442867376444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24.306045" calcext:value-type="float">
            <text:p>124.306045</text:p>
          </table:table-cell>
          <table:table-cell office:value-type="float" office:value="25.0275138570646" calcext:value-type="float">
            <text:p>25.027513857064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23.293616" calcext:value-type="float">
            <text:p>123.293616</text:p>
          </table:table-cell>
          <table:table-cell office:value-type="float" office:value="29.2598840660428" calcext:value-type="float">
            <text:p>29.2598840660428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30.804591" calcext:value-type="float">
            <text:p>130.804591</text:p>
          </table:table-cell>
          <table:table-cell office:value-type="float" office:value="29.4676380311379" calcext:value-type="float">
            <text:p>29.4676380311379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873.504451" calcext:value-type="float">
            <text:p>873.504451</text:p>
          </table:table-cell>
          <table:table-cell office:value-type="float" office:value="29.2992948971664" calcext:value-type="float">
            <text:p>29.2992948971664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17.570444" calcext:value-type="float">
            <text:p>117.570444</text:p>
          </table:table-cell>
          <table:table-cell office:value-type="float" office:value="29.4169697842098" calcext:value-type="float">
            <text:p>29.4169697842098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28.87112" calcext:value-type="float">
            <text:p>128.87112</text:p>
          </table:table-cell>
          <table:table-cell office:value-type="float" office:value="29.3672144589211" calcext:value-type="float">
            <text:p>29.367214458921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19.092876" calcext:value-type="float">
            <text:p>119.092876</text:p>
          </table:table-cell>
          <table:table-cell office:value-type="float" office:value="29.3707308004513" calcext:value-type="float">
            <text:p>29.370730800451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18.247087" calcext:value-type="float">
            <text:p>118.247087</text:p>
          </table:table-cell>
          <table:table-cell office:value-type="float" office:value="29.3761008512268" calcext:value-type="float">
            <text:p>29.3761008512268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19.265171" calcext:value-type="float">
            <text:p>119.265171</text:p>
          </table:table-cell>
          <table:table-cell office:value-type="float" office:value="29.3226960514233" calcext:value-type="float">
            <text:p>29.322696051423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24.104802" calcext:value-type="float">
            <text:p>124.104802</text:p>
          </table:table-cell>
          <table:table-cell office:value-type="float" office:value="29.3114823848735" calcext:value-type="float">
            <text:p>29.3114823848735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18.995125" calcext:value-type="float">
            <text:p>118.995125</text:p>
          </table:table-cell>
          <table:table-cell office:value-type="float" office:value="29.3018167539171" calcext:value-type="float">
            <text:p>29.301816753917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24.040777" calcext:value-type="float">
            <text:p>124.040777</text:p>
          </table:table-cell>
          <table:table-cell office:value-type="float" office:value="29.4112708419254" calcext:value-type="float">
            <text:p>29.4112708419254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23.800396" calcext:value-type="float">
            <text:p>123.800396</text:p>
          </table:table-cell>
          <table:table-cell office:value-type="float" office:value="29.3276599181662" calcext:value-type="float">
            <text:p>29.327659918166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10.314537" calcext:value-type="float">
            <text:p>110.314537</text:p>
          </table:table-cell>
          <table:table-cell office:value-type="float" office:value="22.2903134189708" calcext:value-type="float">
            <text:p>22.2903134189708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14.098069" calcext:value-type="float">
            <text:p>114.098069</text:p>
          </table:table-cell>
          <table:table-cell office:value-type="float" office:value="22.3321907265629" calcext:value-type="float">
            <text:p>22.3321907265629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12.823579" calcext:value-type="float">
            <text:p>112.823579</text:p>
          </table:table-cell>
          <table:table-cell office:value-type="float" office:value="22.3116301763692" calcext:value-type="float">
            <text:p>22.311630176369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20.615172" calcext:value-type="float">
            <text:p>120.615172</text:p>
          </table:table-cell>
          <table:table-cell office:value-type="float" office:value="22.2700336123026" calcext:value-type="float">
            <text:p>22.270033612302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23.398103" calcext:value-type="float">
            <text:p>123.398103</text:p>
          </table:table-cell>
          <table:table-cell office:value-type="float" office:value="22.2896214231507" calcext:value-type="float">
            <text:p>22.289621423150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19.546368" calcext:value-type="float">
            <text:p>119.546368</text:p>
          </table:table-cell>
          <table:table-cell office:value-type="float" office:value="22.2767969576573" calcext:value-type="float">
            <text:p>22.276796957657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30.607992" calcext:value-type="float">
            <text:p>130.607992</text:p>
          </table:table-cell>
          <table:table-cell office:value-type="float" office:value="22.3153404230579" calcext:value-type="float">
            <text:p>22.3153404230579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10.232449" calcext:value-type="float">
            <text:p>110.232449</text:p>
          </table:table-cell>
          <table:table-cell office:value-type="float" office:value="22.3048744907132" calcext:value-type="float">
            <text:p>22.304874490713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19.508667" calcext:value-type="float">
            <text:p>119.508667</text:p>
          </table:table-cell>
          <table:table-cell office:value-type="float" office:value="22.2680232536653" calcext:value-type="float">
            <text:p>22.268023253665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10.020876" calcext:value-type="float">
            <text:p>110.020876</text:p>
          </table:table-cell>
          <table:table-cell office:value-type="float" office:value="22.3034543613311" calcext:value-type="float">
            <text:p>22.303454361331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21.127098" calcext:value-type="float">
            <text:p>121.127098</text:p>
          </table:table-cell>
          <table:table-cell office:value-type="float" office:value="22.3014269785538" calcext:value-type="float">
            <text:p>22.3014269785538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14.002759" calcext:value-type="float">
            <text:p>114.002759</text:p>
          </table:table-cell>
          <table:table-cell office:value-type="float" office:value="22.2726460952561" calcext:value-type="float">
            <text:p>22.272646095256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454.797152" calcext:value-type="float">
            <text:p>454.797152</text:p>
          </table:table-cell>
          <table:table-cell office:value-type="float" office:value="27.6581060544319" calcext:value-type="float">
            <text:p>27.6581060544319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66.708464" calcext:value-type="float">
            <text:p>366.708464</text:p>
          </table:table-cell>
          <table:table-cell office:value-type="float" office:value="27.5801687350321" calcext:value-type="float">
            <text:p>27.580168735032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67.672891" calcext:value-type="float">
            <text:p>367.672891</text:p>
          </table:table-cell>
          <table:table-cell office:value-type="float" office:value="27.6040117718467" calcext:value-type="float">
            <text:p>27.6040117718467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486.997905" calcext:value-type="float">
            <text:p>486.997905</text:p>
          </table:table-cell>
          <table:table-cell office:value-type="float" office:value="27.6644988616984" calcext:value-type="float">
            <text:p>27.6644988616984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54.345152" calcext:value-type="float">
            <text:p>354.345152</text:p>
          </table:table-cell>
          <table:table-cell office:value-type="float" office:value="27.5968079657244" calcext:value-type="float">
            <text:p>27.5968079657244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48.03026" calcext:value-type="float">
            <text:p>348.03026</text:p>
          </table:table-cell>
          <table:table-cell office:value-type="float" office:value="27.6076899371996" calcext:value-type="float">
            <text:p>27.6076899371996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90.110387" calcext:value-type="float">
            <text:p>390.110387</text:p>
          </table:table-cell>
          <table:table-cell office:value-type="float" office:value="27.651970917078" calcext:value-type="float">
            <text:p>27.651970917078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60.470213" calcext:value-type="float">
            <text:p>360.470213</text:p>
          </table:table-cell>
          <table:table-cell office:value-type="float" office:value="27.6126193671154" calcext:value-type="float">
            <text:p>27.6126193671154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465.331288" calcext:value-type="float">
            <text:p>465.331288</text:p>
          </table:table-cell>
          <table:table-cell office:value-type="float" office:value="27.591940541246" calcext:value-type="float">
            <text:p>27.591940541246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62.688384" calcext:value-type="float">
            <text:p>362.688384</text:p>
          </table:table-cell>
          <table:table-cell office:value-type="float" office:value="27.5654182607441" calcext:value-type="float">
            <text:p>27.565418260744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533.275191" calcext:value-type="float">
            <text:p>533.275191</text:p>
          </table:table-cell>
          <table:table-cell office:value-type="float" office:value="27.6152820406709" calcext:value-type="float">
            <text:p>27.6152820406709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79.20086" calcext:value-type="float">
            <text:p>379.20086</text:p>
          </table:table-cell>
          <table:table-cell office:value-type="float" office:value="27.5703643676005" calcext:value-type="float">
            <text:p>27.5703643676005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219.117064" calcext:value-type="float">
            <text:p>1219.117064</text:p>
          </table:table-cell>
          <table:table-cell office:value-type="float" office:value="29.1630338464622" calcext:value-type="float">
            <text:p>29.163033846462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044.386007" calcext:value-type="float">
            <text:p>1044.386007</text:p>
          </table:table-cell>
          <table:table-cell office:value-type="float" office:value="29.16003010174" calcext:value-type="float">
            <text:p>29.1600301017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081.17904" calcext:value-type="float">
            <text:p>1081.17904</text:p>
          </table:table-cell>
          <table:table-cell office:value-type="float" office:value="29.2384284579104" calcext:value-type="float">
            <text:p>29.238428457910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089.913976" calcext:value-type="float">
            <text:p>1089.913976</text:p>
          </table:table-cell>
          <table:table-cell office:value-type="float" office:value="29.3209159314475" calcext:value-type="float">
            <text:p>29.3209159314475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036.850096" calcext:value-type="float">
            <text:p>1036.850096</text:p>
          </table:table-cell>
          <table:table-cell office:value-type="float" office:value="29.1439801098567" calcext:value-type="float">
            <text:p>29.143980109856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153.007855" calcext:value-type="float">
            <text:p>1153.007855</text:p>
          </table:table-cell>
          <table:table-cell office:value-type="float" office:value="29.2272485228748" calcext:value-type="float">
            <text:p>29.227248522874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200.452182" calcext:value-type="float">
            <text:p>1200.452182</text:p>
          </table:table-cell>
          <table:table-cell office:value-type="float" office:value="29.2108883292383" calcext:value-type="float">
            <text:p>29.2108883292383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051.79663" calcext:value-type="float">
            <text:p>1051.79663</text:p>
          </table:table-cell>
          <table:table-cell office:value-type="float" office:value="29.2334357556017" calcext:value-type="float">
            <text:p>29.233435755601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080.865825" calcext:value-type="float">
            <text:p>1080.865825</text:p>
          </table:table-cell>
          <table:table-cell office:value-type="float" office:value="29.2015315588227" calcext:value-type="float">
            <text:p>29.201531558822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054.022562" calcext:value-type="float">
            <text:p>1054.022562</text:p>
          </table:table-cell>
          <table:table-cell office:value-type="float" office:value="29.1897293517284" calcext:value-type="float">
            <text:p>29.189729351728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143.792279" calcext:value-type="float">
            <text:p>1143.792279</text:p>
          </table:table-cell>
          <table:table-cell office:value-type="float" office:value="29.2525156282862" calcext:value-type="float">
            <text:p>29.252515628286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060.728391" calcext:value-type="float">
            <text:p>1060.728391</text:p>
          </table:table-cell>
          <table:table-cell office:value-type="float" office:value="29.178211875733" calcext:value-type="float">
            <text:p>29.1782118757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CA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CA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6:06:17.744176335</meta:creation-date>
    <dc:date>2016-11-17T18:16:37.792413799</dc:date>
    <meta:editing-duration>PT1H31M11S</meta:editing-duration>
    <meta:editing-cycles>2</meta:editing-cycles>
    <meta:generator>LibreOffice/5.2.2.2.0$Linux_X86_64 LibreOffice_project/20m0$Build-2</meta:generator>
    <meta:document-statistic meta:table-count="3" meta:cell-count="7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center-y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154cm" svg:height="19.379cm" xlink:href=".." xlink:type="simple" chart:class="chart:scatter" chart:style-name="ch1">
        <chart:title svg:x="9.443cm" svg:y="0.523cm" chart:style-name="ch2">
          <text:p>Temps amorti des opérations en fonction du nombre d'élément</text:p>
        </chart:title>
        <chart:legend chart:legend-position="end" svg:x="30.917cm" svg:y="8.892cm" style:legend-expansion="high" chart:style-name="ch3"/>
        <chart:plot-area chart:style-name="ch4" table:cell-range-address="HashSet.A1:HashSet.A85 HashSet.B2:HashSet.B85 HastySet.B2:HastySet.B85 LazySet.B2:LazySet.B85" chart:data-source-has-labels="row" svg:x="1.674cm" svg:y="1.715cm" svg:width="28.58cm" svg:height="16.296cm">
          <chartooo:coordinate-region svg:x="2.772cm" svg:y="1.914cm" svg:width="26.739cm" svg:height="15.45cm"/>
          <chart:axis chart:dimension="x" chart:name="primary-x" chart:style-name="ch5">
            <chart:title svg:x="14.438cm" svg:y="18.398cm" chart:style-name="ch6">
              <text:p>Nombre d'élément</text:p>
            </chart:title>
          </chart:axis>
          <chart:axis chart:dimension="y" chart:name="primary-y" chart:style-name="ch5">
            <chart:title svg:x="0.451cm" svg:y="10.78cm" chart:style-name="ch7">
              <text:p>Temps (ns)</text:p>
            </chart:title>
            <chart:grid chart:style-name="ch8" chart:class="major"/>
          </chart:axis>
          <chart:series chart:style-name="ch9" chart:values-cell-range-address="HashSet.B2:HashSet.B85" loext:label-string="hashset" chart:class="chart:scatter">
            <chart:domain table:cell-range-address="HashSet.A2:HashSet.A85"/>
            <chart:data-point chart:repeated="84"/>
          </chart:series>
          <chart:series chart:style-name="ch10" chart:values-cell-range-address="HastySet.B2:HastySet.B85" loext:label-string="hastyset" chart:class="chart:scatter">
            <chart:domain table:cell-range-address="HastySet.A2:HastySet.A85"/>
            <chart:data-point chart:repeated="84"/>
          </chart:series>
          <chart:series chart:style-name="ch11" chart:values-cell-range-address="LazySet.B2:LazySet.B85" loext:label-string="lazyset" chart:class="chart:scatter">
            <chart:domain table:cell-range-address="LazySet.A2:LazySet.A85"/>
            <chart:data-point chart:repeated="8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ashset</text:p>
              </table:table-cell>
              <table:table-cell office:value-type="string">
                <text:p>Column A</text:p>
              </table:table-cell>
              <table:table-cell office:value-type="string">
                <text:p>hastyset</text:p>
              </table:table-cell>
              <table:table-cell office:value-type="string">
                <text:p>Column A</text:p>
              </table:table-cell>
              <table:table-cell office:value-type="string">
                <text:p>lazys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536">
                <text:p>65536</text:p>
                <draw:g>
                  <svg:desc>HashSet.A2:HashSet.A85</svg:desc>
                </draw:g>
              </table:table-cell>
              <table:table-cell office:value-type="float" office:value="93.147116">
                <text:p>93.147116</text:p>
                <draw:g>
                  <svg:desc>HashSet.B2:HashSet.B85</svg:desc>
                </draw:g>
              </table:table-cell>
              <table:table-cell office:value-type="float" office:value="65536">
                <text:p>65536</text:p>
                <draw:g>
                  <svg:desc>HastySet.A2:HastySet.A85</svg:desc>
                </draw:g>
              </table:table-cell>
              <table:table-cell office:value-type="float" office:value="90.19027">
                <text:p>90.19027</text:p>
                <draw:g>
                  <svg:desc>HastySet.B2:HastySet.B85</svg:desc>
                </draw:g>
              </table:table-cell>
              <table:table-cell office:value-type="float" office:value="65536">
                <text:p>65536</text:p>
                <draw:g>
                  <svg:desc>LazySet.A2:LazySet.A85</svg:desc>
                </draw:g>
              </table:table-cell>
              <table:table-cell office:value-type="float" office:value="57.441865">
                <text:p>57.441865</text:p>
                <draw:g>
                  <svg:desc>LazySet.B2:LazySet.B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536">
                <text:p>65536</text:p>
              </table:table-cell>
              <table:table-cell office:value-type="float" office:value="87.448129">
                <text:p>87.448129</text:p>
              </table:table-cell>
              <table:table-cell office:value-type="float" office:value="65536">
                <text:p>65536</text:p>
              </table:table-cell>
              <table:table-cell office:value-type="float" office:value="95.134151">
                <text:p>95.134151</text:p>
              </table:table-cell>
              <table:table-cell office:value-type="float" office:value="65536">
                <text:p>65536</text:p>
              </table:table-cell>
              <table:table-cell office:value-type="float" office:value="52.639836">
                <text:p>52.6398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87.22666">
                <text:p>87.22666</text:p>
              </table:table-cell>
              <table:table-cell office:value-type="float" office:value="65536">
                <text:p>65536</text:p>
              </table:table-cell>
              <table:table-cell office:value-type="float" office:value="116.956111">
                <text:p>116.956111</text:p>
              </table:table-cell>
              <table:table-cell office:value-type="float" office:value="65536">
                <text:p>65536</text:p>
              </table:table-cell>
              <table:table-cell office:value-type="float" office:value="53.843805">
                <text:p>53.843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536">
                <text:p>65536</text:p>
              </table:table-cell>
              <table:table-cell office:value-type="float" office:value="83.644516">
                <text:p>83.644516</text:p>
              </table:table-cell>
              <table:table-cell office:value-type="float" office:value="65536">
                <text:p>65536</text:p>
              </table:table-cell>
              <table:table-cell office:value-type="float" office:value="97.937925">
                <text:p>97.937925</text:p>
              </table:table-cell>
              <table:table-cell office:value-type="float" office:value="65536">
                <text:p>65536</text:p>
              </table:table-cell>
              <table:table-cell office:value-type="float" office:value="56.515995">
                <text:p>56.5159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536">
                <text:p>65536</text:p>
              </table:table-cell>
              <table:table-cell office:value-type="float" office:value="80.822905">
                <text:p>80.822905</text:p>
              </table:table-cell>
              <table:table-cell office:value-type="float" office:value="65536">
                <text:p>65536</text:p>
              </table:table-cell>
              <table:table-cell office:value-type="float" office:value="118.744037">
                <text:p>118.744037</text:p>
              </table:table-cell>
              <table:table-cell office:value-type="float" office:value="65536">
                <text:p>65536</text:p>
              </table:table-cell>
              <table:table-cell office:value-type="float" office:value="56.996947">
                <text:p>56.996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536">
                <text:p>65536</text:p>
              </table:table-cell>
              <table:table-cell office:value-type="float" office:value="90.0376">
                <text:p>90.0376</text:p>
              </table:table-cell>
              <table:table-cell office:value-type="float" office:value="65536">
                <text:p>65536</text:p>
              </table:table-cell>
              <table:table-cell office:value-type="float" office:value="106.538337">
                <text:p>106.538337</text:p>
              </table:table-cell>
              <table:table-cell office:value-type="float" office:value="65536">
                <text:p>65536</text:p>
              </table:table-cell>
              <table:table-cell office:value-type="float" office:value="60.668907">
                <text:p>60.6689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536">
                <text:p>65536</text:p>
              </table:table-cell>
              <table:table-cell office:value-type="float" office:value="83.272554">
                <text:p>83.272554</text:p>
              </table:table-cell>
              <table:table-cell office:value-type="float" office:value="65536">
                <text:p>65536</text:p>
              </table:table-cell>
              <table:table-cell office:value-type="float" office:value="107.363094">
                <text:p>107.363094</text:p>
              </table:table-cell>
              <table:table-cell office:value-type="float" office:value="65536">
                <text:p>65536</text:p>
              </table:table-cell>
              <table:table-cell office:value-type="float" office:value="55.534624">
                <text:p>55.5346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36">
                <text:p>65536</text:p>
              </table:table-cell>
              <table:table-cell office:value-type="float" office:value="84.414133">
                <text:p>84.414133</text:p>
              </table:table-cell>
              <table:table-cell office:value-type="float" office:value="65536">
                <text:p>65536</text:p>
              </table:table-cell>
              <table:table-cell office:value-type="float" office:value="97.802016">
                <text:p>97.802016</text:p>
              </table:table-cell>
              <table:table-cell office:value-type="float" office:value="65536">
                <text:p>65536</text:p>
              </table:table-cell>
              <table:table-cell office:value-type="float" office:value="51.291592">
                <text:p>51.2915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536">
                <text:p>65536</text:p>
              </table:table-cell>
              <table:table-cell office:value-type="float" office:value="94.091293">
                <text:p>94.091293</text:p>
              </table:table-cell>
              <table:table-cell office:value-type="float" office:value="65536">
                <text:p>65536</text:p>
              </table:table-cell>
              <table:table-cell office:value-type="float" office:value="118.253292">
                <text:p>118.253292</text:p>
              </table:table-cell>
              <table:table-cell office:value-type="float" office:value="65536">
                <text:p>65536</text:p>
              </table:table-cell>
              <table:table-cell office:value-type="float" office:value="51.584274">
                <text:p>51.584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536">
                <text:p>65536</text:p>
              </table:table-cell>
              <table:table-cell office:value-type="float" office:value="86.050688">
                <text:p>86.050688</text:p>
              </table:table-cell>
              <table:table-cell office:value-type="float" office:value="65536">
                <text:p>65536</text:p>
              </table:table-cell>
              <table:table-cell office:value-type="float" office:value="92.318871">
                <text:p>92.318871</text:p>
              </table:table-cell>
              <table:table-cell office:value-type="float" office:value="65536">
                <text:p>65536</text:p>
              </table:table-cell>
              <table:table-cell office:value-type="float" office:value="50.812211">
                <text:p>50.812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536">
                <text:p>65536</text:p>
              </table:table-cell>
              <table:table-cell office:value-type="float" office:value="97.93413">
                <text:p>97.93413</text:p>
              </table:table-cell>
              <table:table-cell office:value-type="float" office:value="65536">
                <text:p>65536</text:p>
              </table:table-cell>
              <table:table-cell office:value-type="float" office:value="111.961765">
                <text:p>111.961765</text:p>
              </table:table-cell>
              <table:table-cell office:value-type="float" office:value="65536">
                <text:p>65536</text:p>
              </table:table-cell>
              <table:table-cell office:value-type="float" office:value="52.193476">
                <text:p>52.1934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536">
                <text:p>65536</text:p>
              </table:table-cell>
              <table:table-cell office:value-type="float" office:value="102.971215">
                <text:p>102.971215</text:p>
              </table:table-cell>
              <table:table-cell office:value-type="float" office:value="65536">
                <text:p>65536</text:p>
              </table:table-cell>
              <table:table-cell office:value-type="float" office:value="111.578389">
                <text:p>111.578389</text:p>
              </table:table-cell>
              <table:table-cell office:value-type="float" office:value="65536">
                <text:p>65536</text:p>
              </table:table-cell>
              <table:table-cell office:value-type="float" office:value="53.668416">
                <text:p>53.668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072">
                <text:p>131072</text:p>
              </table:table-cell>
              <table:table-cell office:value-type="float" office:value="107.370534">
                <text:p>107.370534</text:p>
              </table:table-cell>
              <table:table-cell office:value-type="float" office:value="131072">
                <text:p>131072</text:p>
              </table:table-cell>
              <table:table-cell office:value-type="float" office:value="168.369729">
                <text:p>168.369729</text:p>
              </table:table-cell>
              <table:table-cell office:value-type="float" office:value="131072">
                <text:p>131072</text:p>
              </table:table-cell>
              <table:table-cell office:value-type="float" office:value="56.002884">
                <text:p>56.0028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072">
                <text:p>131072</text:p>
              </table:table-cell>
              <table:table-cell office:value-type="float" office:value="134.821777">
                <text:p>134.821777</text:p>
              </table:table-cell>
              <table:table-cell office:value-type="float" office:value="131072">
                <text:p>131072</text:p>
              </table:table-cell>
              <table:table-cell office:value-type="float" office:value="165.574429">
                <text:p>165.574429</text:p>
              </table:table-cell>
              <table:table-cell office:value-type="float" office:value="131072">
                <text:p>131072</text:p>
              </table:table-cell>
              <table:table-cell office:value-type="float" office:value="49.455811">
                <text:p>49.4558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1072">
                <text:p>131072</text:p>
              </table:table-cell>
              <table:table-cell office:value-type="float" office:value="105.903286">
                <text:p>105.903286</text:p>
              </table:table-cell>
              <table:table-cell office:value-type="float" office:value="131072">
                <text:p>131072</text:p>
              </table:table-cell>
              <table:table-cell office:value-type="float" office:value="154.372864">
                <text:p>154.372864</text:p>
              </table:table-cell>
              <table:table-cell office:value-type="float" office:value="131072">
                <text:p>131072</text:p>
              </table:table-cell>
              <table:table-cell office:value-type="float" office:value="56.149921">
                <text:p>56.1499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072">
                <text:p>131072</text:p>
              </table:table-cell>
              <table:table-cell office:value-type="float" office:value="107.652539">
                <text:p>107.652539</text:p>
              </table:table-cell>
              <table:table-cell office:value-type="float" office:value="131072">
                <text:p>131072</text:p>
              </table:table-cell>
              <table:table-cell office:value-type="float" office:value="176.30585">
                <text:p>176.30585</text:p>
              </table:table-cell>
              <table:table-cell office:value-type="float" office:value="131072">
                <text:p>131072</text:p>
              </table:table-cell>
              <table:table-cell office:value-type="float" office:value="62.566512">
                <text:p>62.5665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072">
                <text:p>131072</text:p>
              </table:table-cell>
              <table:table-cell office:value-type="float" office:value="115.171502">
                <text:p>115.171502</text:p>
              </table:table-cell>
              <table:table-cell office:value-type="float" office:value="131072">
                <text:p>131072</text:p>
              </table:table-cell>
              <table:table-cell office:value-type="float" office:value="155.90882">
                <text:p>155.90882</text:p>
              </table:table-cell>
              <table:table-cell office:value-type="float" office:value="131072">
                <text:p>131072</text:p>
              </table:table-cell>
              <table:table-cell office:value-type="float" office:value="54.494299">
                <text:p>54.4942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">
                <text:p>131072</text:p>
              </table:table-cell>
              <table:table-cell office:value-type="float" office:value="116.304521">
                <text:p>116.304521</text:p>
              </table:table-cell>
              <table:table-cell office:value-type="float" office:value="131072">
                <text:p>131072</text:p>
              </table:table-cell>
              <table:table-cell office:value-type="float" office:value="149.624081">
                <text:p>149.624081</text:p>
              </table:table-cell>
              <table:table-cell office:value-type="float" office:value="131072">
                <text:p>131072</text:p>
              </table:table-cell>
              <table:table-cell office:value-type="float" office:value="56.844619">
                <text:p>56.844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072">
                <text:p>131072</text:p>
              </table:table-cell>
              <table:table-cell office:value-type="float" office:value="104.420988">
                <text:p>104.420988</text:p>
              </table:table-cell>
              <table:table-cell office:value-type="float" office:value="131072">
                <text:p>131072</text:p>
              </table:table-cell>
              <table:table-cell office:value-type="float" office:value="157.742441">
                <text:p>157.742441</text:p>
              </table:table-cell>
              <table:table-cell office:value-type="float" office:value="131072">
                <text:p>131072</text:p>
              </table:table-cell>
              <table:table-cell office:value-type="float" office:value="51.044716">
                <text:p>51.0447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1072">
                <text:p>131072</text:p>
              </table:table-cell>
              <table:table-cell office:value-type="float" office:value="103.913517">
                <text:p>103.913517</text:p>
              </table:table-cell>
              <table:table-cell office:value-type="float" office:value="131072">
                <text:p>131072</text:p>
              </table:table-cell>
              <table:table-cell office:value-type="float" office:value="157.52163">
                <text:p>157.52163</text:p>
              </table:table-cell>
              <table:table-cell office:value-type="float" office:value="131072">
                <text:p>131072</text:p>
              </table:table-cell>
              <table:table-cell office:value-type="float" office:value="55.314922">
                <text:p>55.3149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1072">
                <text:p>131072</text:p>
              </table:table-cell>
              <table:table-cell office:value-type="float" office:value="104.420211">
                <text:p>104.420211</text:p>
              </table:table-cell>
              <table:table-cell office:value-type="float" office:value="131072">
                <text:p>131072</text:p>
              </table:table-cell>
              <table:table-cell office:value-type="float" office:value="147.465318">
                <text:p>147.465318</text:p>
              </table:table-cell>
              <table:table-cell office:value-type="float" office:value="131072">
                <text:p>131072</text:p>
              </table:table-cell>
              <table:table-cell office:value-type="float" office:value="50.463994">
                <text:p>50.4639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1072">
                <text:p>131072</text:p>
              </table:table-cell>
              <table:table-cell office:value-type="float" office:value="111.948936">
                <text:p>111.948936</text:p>
              </table:table-cell>
              <table:table-cell office:value-type="float" office:value="131072">
                <text:p>131072</text:p>
              </table:table-cell>
              <table:table-cell office:value-type="float" office:value="152.890998">
                <text:p>152.890998</text:p>
              </table:table-cell>
              <table:table-cell office:value-type="float" office:value="131072">
                <text:p>131072</text:p>
              </table:table-cell>
              <table:table-cell office:value-type="float" office:value="57.609913">
                <text:p>57.6099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1072">
                <text:p>131072</text:p>
              </table:table-cell>
              <table:table-cell office:value-type="float" office:value="113.672402">
                <text:p>113.672402</text:p>
              </table:table-cell>
              <table:table-cell office:value-type="float" office:value="131072">
                <text:p>131072</text:p>
              </table:table-cell>
              <table:table-cell office:value-type="float" office:value="149.392161">
                <text:p>149.392161</text:p>
              </table:table-cell>
              <table:table-cell office:value-type="float" office:value="131072">
                <text:p>131072</text:p>
              </table:table-cell>
              <table:table-cell office:value-type="float" office:value="66.356548">
                <text:p>66.3565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1072">
                <text:p>131072</text:p>
              </table:table-cell>
              <table:table-cell office:value-type="float" office:value="105.943131">
                <text:p>105.943131</text:p>
              </table:table-cell>
              <table:table-cell office:value-type="float" office:value="131072">
                <text:p>131072</text:p>
              </table:table-cell>
              <table:table-cell office:value-type="float" office:value="157.500044">
                <text:p>157.500044</text:p>
              </table:table-cell>
              <table:table-cell office:value-type="float" office:value="131072">
                <text:p>131072</text:p>
              </table:table-cell>
              <table:table-cell office:value-type="float" office:value="52.545931">
                <text:p>52.5459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2144">
                <text:p>262144</text:p>
              </table:table-cell>
              <table:table-cell office:value-type="float" office:value="88.801152">
                <text:p>88.801152</text:p>
              </table:table-cell>
              <table:table-cell office:value-type="float" office:value="262144">
                <text:p>262144</text:p>
              </table:table-cell>
              <table:table-cell office:value-type="float" office:value="123.829125">
                <text:p>123.829125</text:p>
              </table:table-cell>
              <table:table-cell office:value-type="float" office:value="262144">
                <text:p>262144</text:p>
              </table:table-cell>
              <table:table-cell office:value-type="float" office:value="57.191623">
                <text:p>57.1916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2144">
                <text:p>262144</text:p>
              </table:table-cell>
              <table:table-cell office:value-type="float" office:value="88.135166">
                <text:p>88.135166</text:p>
              </table:table-cell>
              <table:table-cell office:value-type="float" office:value="262144">
                <text:p>262144</text:p>
              </table:table-cell>
              <table:table-cell office:value-type="float" office:value="125.398146">
                <text:p>125.398146</text:p>
              </table:table-cell>
              <table:table-cell office:value-type="float" office:value="262144">
                <text:p>262144</text:p>
              </table:table-cell>
              <table:table-cell office:value-type="float" office:value="56.597972">
                <text:p>56.5979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2144">
                <text:p>262144</text:p>
              </table:table-cell>
              <table:table-cell office:value-type="float" office:value="92.128135">
                <text:p>92.128135</text:p>
              </table:table-cell>
              <table:table-cell office:value-type="float" office:value="262144">
                <text:p>262144</text:p>
              </table:table-cell>
              <table:table-cell office:value-type="float" office:value="119.956168">
                <text:p>119.956168</text:p>
              </table:table-cell>
              <table:table-cell office:value-type="float" office:value="262144">
                <text:p>262144</text:p>
              </table:table-cell>
              <table:table-cell office:value-type="float" office:value="54.475175">
                <text:p>54.4751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2144">
                <text:p>262144</text:p>
              </table:table-cell>
              <table:table-cell office:value-type="float" office:value="94.21294">
                <text:p>94.21294</text:p>
              </table:table-cell>
              <table:table-cell office:value-type="float" office:value="262144">
                <text:p>262144</text:p>
              </table:table-cell>
              <table:table-cell office:value-type="float" office:value="128.534141">
                <text:p>128.534141</text:p>
              </table:table-cell>
              <table:table-cell office:value-type="float" office:value="262144">
                <text:p>262144</text:p>
              </table:table-cell>
              <table:table-cell office:value-type="float" office:value="51.618653">
                <text:p>51.6186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2144">
                <text:p>262144</text:p>
              </table:table-cell>
              <table:table-cell office:value-type="float" office:value="91.020146">
                <text:p>91.020146</text:p>
              </table:table-cell>
              <table:table-cell office:value-type="float" office:value="262144">
                <text:p>262144</text:p>
              </table:table-cell>
              <table:table-cell office:value-type="float" office:value="120.496744">
                <text:p>120.496744</text:p>
              </table:table-cell>
              <table:table-cell office:value-type="float" office:value="262144">
                <text:p>262144</text:p>
              </table:table-cell>
              <table:table-cell office:value-type="float" office:value="55.344022">
                <text:p>55.3440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2144">
                <text:p>262144</text:p>
              </table:table-cell>
              <table:table-cell office:value-type="float" office:value="87.818361">
                <text:p>87.818361</text:p>
              </table:table-cell>
              <table:table-cell office:value-type="float" office:value="262144">
                <text:p>262144</text:p>
              </table:table-cell>
              <table:table-cell office:value-type="float" office:value="125.284057">
                <text:p>125.284057</text:p>
              </table:table-cell>
              <table:table-cell office:value-type="float" office:value="262144">
                <text:p>262144</text:p>
              </table:table-cell>
              <table:table-cell office:value-type="float" office:value="57.106881">
                <text:p>57.1068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2144">
                <text:p>262144</text:p>
              </table:table-cell>
              <table:table-cell office:value-type="float" office:value="94.18413">
                <text:p>94.18413</text:p>
              </table:table-cell>
              <table:table-cell office:value-type="float" office:value="262144">
                <text:p>262144</text:p>
              </table:table-cell>
              <table:table-cell office:value-type="float" office:value="123.963706">
                <text:p>123.963706</text:p>
              </table:table-cell>
              <table:table-cell office:value-type="float" office:value="262144">
                <text:p>262144</text:p>
              </table:table-cell>
              <table:table-cell office:value-type="float" office:value="50.818782">
                <text:p>50.8187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2144">
                <text:p>262144</text:p>
              </table:table-cell>
              <table:table-cell office:value-type="float" office:value="92.13383">
                <text:p>92.13383</text:p>
              </table:table-cell>
              <table:table-cell office:value-type="float" office:value="262144">
                <text:p>262144</text:p>
              </table:table-cell>
              <table:table-cell office:value-type="float" office:value="121.046714">
                <text:p>121.046714</text:p>
              </table:table-cell>
              <table:table-cell office:value-type="float" office:value="262144">
                <text:p>262144</text:p>
              </table:table-cell>
              <table:table-cell office:value-type="float" office:value="56.595179">
                <text:p>56.5951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2144">
                <text:p>262144</text:p>
              </table:table-cell>
              <table:table-cell office:value-type="float" office:value="105.12648">
                <text:p>105.12648</text:p>
              </table:table-cell>
              <table:table-cell office:value-type="float" office:value="262144">
                <text:p>262144</text:p>
              </table:table-cell>
              <table:table-cell office:value-type="float" office:value="121.225312">
                <text:p>121.225312</text:p>
              </table:table-cell>
              <table:table-cell office:value-type="float" office:value="262144">
                <text:p>262144</text:p>
              </table:table-cell>
              <table:table-cell office:value-type="float" office:value="61.812529">
                <text:p>61.8125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2144">
                <text:p>262144</text:p>
              </table:table-cell>
              <table:table-cell office:value-type="float" office:value="97.022477">
                <text:p>97.022477</text:p>
              </table:table-cell>
              <table:table-cell office:value-type="float" office:value="262144">
                <text:p>262144</text:p>
              </table:table-cell>
              <table:table-cell office:value-type="float" office:value="125.213746">
                <text:p>125.213746</text:p>
              </table:table-cell>
              <table:table-cell office:value-type="float" office:value="262144">
                <text:p>262144</text:p>
              </table:table-cell>
              <table:table-cell office:value-type="float" office:value="61.127582">
                <text:p>61.1275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2144">
                <text:p>262144</text:p>
              </table:table-cell>
              <table:table-cell office:value-type="float" office:value="86.467844">
                <text:p>86.467844</text:p>
              </table:table-cell>
              <table:table-cell office:value-type="float" office:value="262144">
                <text:p>262144</text:p>
              </table:table-cell>
              <table:table-cell office:value-type="float" office:value="127.264797">
                <text:p>127.264797</text:p>
              </table:table-cell>
              <table:table-cell office:value-type="float" office:value="262144">
                <text:p>262144</text:p>
              </table:table-cell>
              <table:table-cell office:value-type="float" office:value="55.312281">
                <text:p>55.3122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2144">
                <text:p>262144</text:p>
              </table:table-cell>
              <table:table-cell office:value-type="float" office:value="85.558223">
                <text:p>85.558223</text:p>
              </table:table-cell>
              <table:table-cell office:value-type="float" office:value="262144">
                <text:p>262144</text:p>
              </table:table-cell>
              <table:table-cell office:value-type="float" office:value="124.306045">
                <text:p>124.306045</text:p>
              </table:table-cell>
              <table:table-cell office:value-type="float" office:value="262144">
                <text:p>262144</text:p>
              </table:table-cell>
              <table:table-cell office:value-type="float" office:value="62.60182">
                <text:p>62.601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4288">
                <text:p>524288</text:p>
              </table:table-cell>
              <table:table-cell office:value-type="float" office:value="720.098312">
                <text:p>720.098312</text:p>
              </table:table-cell>
              <table:table-cell office:value-type="float" office:value="524288">
                <text:p>524288</text:p>
              </table:table-cell>
              <table:table-cell office:value-type="float" office:value="123.293616">
                <text:p>123.293616</text:p>
              </table:table-cell>
              <table:table-cell office:value-type="float" office:value="524288">
                <text:p>524288</text:p>
              </table:table-cell>
              <table:table-cell office:value-type="float" office:value="79.34571">
                <text:p>79.345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4288">
                <text:p>524288</text:p>
              </table:table-cell>
              <table:table-cell office:value-type="float" office:value="764.701567">
                <text:p>764.701567</text:p>
              </table:table-cell>
              <table:table-cell office:value-type="float" office:value="524288">
                <text:p>524288</text:p>
              </table:table-cell>
              <table:table-cell office:value-type="float" office:value="130.804591">
                <text:p>130.804591</text:p>
              </table:table-cell>
              <table:table-cell office:value-type="float" office:value="524288">
                <text:p>524288</text:p>
              </table:table-cell>
              <table:table-cell office:value-type="float" office:value="77.027494">
                <text:p>77.0274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4288">
                <text:p>524288</text:p>
              </table:table-cell>
              <table:table-cell office:value-type="float" office:value="206.565334">
                <text:p>206.565334</text:p>
              </table:table-cell>
              <table:table-cell office:value-type="float" office:value="524288">
                <text:p>524288</text:p>
              </table:table-cell>
              <table:table-cell office:value-type="float" office:value="873.504451">
                <text:p>873.504451</text:p>
              </table:table-cell>
              <table:table-cell office:value-type="float" office:value="524288">
                <text:p>524288</text:p>
              </table:table-cell>
              <table:table-cell office:value-type="float" office:value="75.259256">
                <text:p>75.2592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4288">
                <text:p>524288</text:p>
              </table:table-cell>
              <table:table-cell office:value-type="float" office:value="673.888059">
                <text:p>673.888059</text:p>
              </table:table-cell>
              <table:table-cell office:value-type="float" office:value="524288">
                <text:p>524288</text:p>
              </table:table-cell>
              <table:table-cell office:value-type="float" office:value="117.570444">
                <text:p>117.570444</text:p>
              </table:table-cell>
              <table:table-cell office:value-type="float" office:value="524288">
                <text:p>524288</text:p>
              </table:table-cell>
              <table:table-cell office:value-type="float" office:value="78.733302">
                <text:p>78.7333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4288">
                <text:p>524288</text:p>
              </table:table-cell>
              <table:table-cell office:value-type="float" office:value="737.790856">
                <text:p>737.790856</text:p>
              </table:table-cell>
              <table:table-cell office:value-type="float" office:value="524288">
                <text:p>524288</text:p>
              </table:table-cell>
              <table:table-cell office:value-type="float" office:value="128.87112">
                <text:p>128.87112</text:p>
              </table:table-cell>
              <table:table-cell office:value-type="float" office:value="524288">
                <text:p>524288</text:p>
              </table:table-cell>
              <table:table-cell office:value-type="float" office:value="78.352716">
                <text:p>78.3527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4288">
                <text:p>524288</text:p>
              </table:table-cell>
              <table:table-cell office:value-type="float" office:value="819.553758">
                <text:p>819.553758</text:p>
              </table:table-cell>
              <table:table-cell office:value-type="float" office:value="524288">
                <text:p>524288</text:p>
              </table:table-cell>
              <table:table-cell office:value-type="float" office:value="119.092876">
                <text:p>119.092876</text:p>
              </table:table-cell>
              <table:table-cell office:value-type="float" office:value="524288">
                <text:p>524288</text:p>
              </table:table-cell>
              <table:table-cell office:value-type="float" office:value="87.416285">
                <text:p>87.4162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4288">
                <text:p>524288</text:p>
              </table:table-cell>
              <table:table-cell office:value-type="float" office:value="701.11438">
                <text:p>701.11438</text:p>
              </table:table-cell>
              <table:table-cell office:value-type="float" office:value="524288">
                <text:p>524288</text:p>
              </table:table-cell>
              <table:table-cell office:value-type="float" office:value="118.247087">
                <text:p>118.247087</text:p>
              </table:table-cell>
              <table:table-cell office:value-type="float" office:value="524288">
                <text:p>524288</text:p>
              </table:table-cell>
              <table:table-cell office:value-type="float" office:value="83.671172">
                <text:p>83.6711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4288">
                <text:p>524288</text:p>
              </table:table-cell>
              <table:table-cell office:value-type="float" office:value="738.256873">
                <text:p>738.256873</text:p>
              </table:table-cell>
              <table:table-cell office:value-type="float" office:value="524288">
                <text:p>524288</text:p>
              </table:table-cell>
              <table:table-cell office:value-type="float" office:value="119.265171">
                <text:p>119.265171</text:p>
              </table:table-cell>
              <table:table-cell office:value-type="float" office:value="524288">
                <text:p>524288</text:p>
              </table:table-cell>
              <table:table-cell office:value-type="float" office:value="87.915356">
                <text:p>87.915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4288">
                <text:p>524288</text:p>
              </table:table-cell>
              <table:table-cell office:value-type="float" office:value="253.397938">
                <text:p>253.397938</text:p>
              </table:table-cell>
              <table:table-cell office:value-type="float" office:value="524288">
                <text:p>524288</text:p>
              </table:table-cell>
              <table:table-cell office:value-type="float" office:value="124.104802">
                <text:p>124.104802</text:p>
              </table:table-cell>
              <table:table-cell office:value-type="float" office:value="524288">
                <text:p>524288</text:p>
              </table:table-cell>
              <table:table-cell office:value-type="float" office:value="92.9511">
                <text:p>92.95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4288">
                <text:p>524288</text:p>
              </table:table-cell>
              <table:table-cell office:value-type="float" office:value="735.953415">
                <text:p>735.953415</text:p>
              </table:table-cell>
              <table:table-cell office:value-type="float" office:value="524288">
                <text:p>524288</text:p>
              </table:table-cell>
              <table:table-cell office:value-type="float" office:value="118.995125">
                <text:p>118.995125</text:p>
              </table:table-cell>
              <table:table-cell office:value-type="float" office:value="524288">
                <text:p>524288</text:p>
              </table:table-cell>
              <table:table-cell office:value-type="float" office:value="85.474318">
                <text:p>85.4743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4288">
                <text:p>524288</text:p>
              </table:table-cell>
              <table:table-cell office:value-type="float" office:value="772.089505">
                <text:p>772.089505</text:p>
              </table:table-cell>
              <table:table-cell office:value-type="float" office:value="524288">
                <text:p>524288</text:p>
              </table:table-cell>
              <table:table-cell office:value-type="float" office:value="124.040777">
                <text:p>124.040777</text:p>
              </table:table-cell>
              <table:table-cell office:value-type="float" office:value="524288">
                <text:p>524288</text:p>
              </table:table-cell>
              <table:table-cell office:value-type="float" office:value="77.231216">
                <text:p>77.2312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4288">
                <text:p>524288</text:p>
              </table:table-cell>
              <table:table-cell office:value-type="float" office:value="749.614326">
                <text:p>749.614326</text:p>
              </table:table-cell>
              <table:table-cell office:value-type="float" office:value="524288">
                <text:p>524288</text:p>
              </table:table-cell>
              <table:table-cell office:value-type="float" office:value="123.800396">
                <text:p>123.800396</text:p>
              </table:table-cell>
              <table:table-cell office:value-type="float" office:value="524288">
                <text:p>524288</text:p>
              </table:table-cell>
              <table:table-cell office:value-type="float" office:value="80.123521">
                <text:p>80.1235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8576">
                <text:p>1048576</text:p>
              </table:table-cell>
              <table:table-cell office:value-type="float" office:value="171.642006">
                <text:p>171.642006</text:p>
              </table:table-cell>
              <table:table-cell office:value-type="float" office:value="1048576">
                <text:p>1048576</text:p>
              </table:table-cell>
              <table:table-cell office:value-type="float" office:value="110.314537">
                <text:p>110.314537</text:p>
              </table:table-cell>
              <table:table-cell office:value-type="float" office:value="1048576">
                <text:p>1048576</text:p>
              </table:table-cell>
              <table:table-cell office:value-type="float" office:value="115.344197">
                <text:p>115.3441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8576">
                <text:p>1048576</text:p>
              </table:table-cell>
              <table:table-cell office:value-type="float" office:value="164.693097">
                <text:p>164.693097</text:p>
              </table:table-cell>
              <table:table-cell office:value-type="float" office:value="1048576">
                <text:p>1048576</text:p>
              </table:table-cell>
              <table:table-cell office:value-type="float" office:value="114.098069">
                <text:p>114.098069</text:p>
              </table:table-cell>
              <table:table-cell office:value-type="float" office:value="1048576">
                <text:p>1048576</text:p>
              </table:table-cell>
              <table:table-cell office:value-type="float" office:value="118.951592">
                <text:p>118.9515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8576">
                <text:p>1048576</text:p>
              </table:table-cell>
              <table:table-cell office:value-type="float" office:value="163.74388">
                <text:p>163.74388</text:p>
              </table:table-cell>
              <table:table-cell office:value-type="float" office:value="1048576">
                <text:p>1048576</text:p>
              </table:table-cell>
              <table:table-cell office:value-type="float" office:value="112.823579">
                <text:p>112.823579</text:p>
              </table:table-cell>
              <table:table-cell office:value-type="float" office:value="1048576">
                <text:p>1048576</text:p>
              </table:table-cell>
              <table:table-cell office:value-type="float" office:value="112.658402">
                <text:p>112.6584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8576">
                <text:p>1048576</text:p>
              </table:table-cell>
              <table:table-cell office:value-type="float" office:value="169.282732">
                <text:p>169.282732</text:p>
              </table:table-cell>
              <table:table-cell office:value-type="float" office:value="1048576">
                <text:p>1048576</text:p>
              </table:table-cell>
              <table:table-cell office:value-type="float" office:value="120.615172">
                <text:p>120.615172</text:p>
              </table:table-cell>
              <table:table-cell office:value-type="float" office:value="1048576">
                <text:p>1048576</text:p>
              </table:table-cell>
              <table:table-cell office:value-type="float" office:value="116.257998">
                <text:p>116.2579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8576">
                <text:p>1048576</text:p>
              </table:table-cell>
              <table:table-cell office:value-type="float" office:value="166.654177">
                <text:p>166.654177</text:p>
              </table:table-cell>
              <table:table-cell office:value-type="float" office:value="1048576">
                <text:p>1048576</text:p>
              </table:table-cell>
              <table:table-cell office:value-type="float" office:value="123.398103">
                <text:p>123.398103</text:p>
              </table:table-cell>
              <table:table-cell office:value-type="float" office:value="1048576">
                <text:p>1048576</text:p>
              </table:table-cell>
              <table:table-cell office:value-type="float" office:value="115.54474">
                <text:p>115.544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8576">
                <text:p>1048576</text:p>
              </table:table-cell>
              <table:table-cell office:value-type="float" office:value="166.251802">
                <text:p>166.251802</text:p>
              </table:table-cell>
              <table:table-cell office:value-type="float" office:value="1048576">
                <text:p>1048576</text:p>
              </table:table-cell>
              <table:table-cell office:value-type="float" office:value="119.546368">
                <text:p>119.546368</text:p>
              </table:table-cell>
              <table:table-cell office:value-type="float" office:value="1048576">
                <text:p>1048576</text:p>
              </table:table-cell>
              <table:table-cell office:value-type="float" office:value="123.134593">
                <text:p>123.1345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48576">
                <text:p>1048576</text:p>
              </table:table-cell>
              <table:table-cell office:value-type="float" office:value="164.801206">
                <text:p>164.801206</text:p>
              </table:table-cell>
              <table:table-cell office:value-type="float" office:value="1048576">
                <text:p>1048576</text:p>
              </table:table-cell>
              <table:table-cell office:value-type="float" office:value="130.607992">
                <text:p>130.607992</text:p>
              </table:table-cell>
              <table:table-cell office:value-type="float" office:value="1048576">
                <text:p>1048576</text:p>
              </table:table-cell>
              <table:table-cell office:value-type="float" office:value="115.810523">
                <text:p>115.8105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8576">
                <text:p>1048576</text:p>
              </table:table-cell>
              <table:table-cell office:value-type="float" office:value="167.236125">
                <text:p>167.236125</text:p>
              </table:table-cell>
              <table:table-cell office:value-type="float" office:value="1048576">
                <text:p>1048576</text:p>
              </table:table-cell>
              <table:table-cell office:value-type="float" office:value="110.232449">
                <text:p>110.232449</text:p>
              </table:table-cell>
              <table:table-cell office:value-type="float" office:value="1048576">
                <text:p>1048576</text:p>
              </table:table-cell>
              <table:table-cell office:value-type="float" office:value="124.410377">
                <text:p>124.4103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8576">
                <text:p>1048576</text:p>
              </table:table-cell>
              <table:table-cell office:value-type="float" office:value="178.870747">
                <text:p>178.870747</text:p>
              </table:table-cell>
              <table:table-cell office:value-type="float" office:value="1048576">
                <text:p>1048576</text:p>
              </table:table-cell>
              <table:table-cell office:value-type="float" office:value="119.508667">
                <text:p>119.508667</text:p>
              </table:table-cell>
              <table:table-cell office:value-type="float" office:value="1048576">
                <text:p>1048576</text:p>
              </table:table-cell>
              <table:table-cell office:value-type="float" office:value="135.841043">
                <text:p>135.8410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48576">
                <text:p>1048576</text:p>
              </table:table-cell>
              <table:table-cell office:value-type="float" office:value="172.999558">
                <text:p>172.999558</text:p>
              </table:table-cell>
              <table:table-cell office:value-type="float" office:value="1048576">
                <text:p>1048576</text:p>
              </table:table-cell>
              <table:table-cell office:value-type="float" office:value="110.020876">
                <text:p>110.020876</text:p>
              </table:table-cell>
              <table:table-cell office:value-type="float" office:value="1048576">
                <text:p>1048576</text:p>
              </table:table-cell>
              <table:table-cell office:value-type="float" office:value="114.572785">
                <text:p>114.5727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48576">
                <text:p>1048576</text:p>
              </table:table-cell>
              <table:table-cell office:value-type="float" office:value="168.852269">
                <text:p>168.852269</text:p>
              </table:table-cell>
              <table:table-cell office:value-type="float" office:value="1048576">
                <text:p>1048576</text:p>
              </table:table-cell>
              <table:table-cell office:value-type="float" office:value="121.127098">
                <text:p>121.127098</text:p>
              </table:table-cell>
              <table:table-cell office:value-type="float" office:value="1048576">
                <text:p>1048576</text:p>
              </table:table-cell>
              <table:table-cell office:value-type="float" office:value="114.675473">
                <text:p>114.6754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48576">
                <text:p>1048576</text:p>
              </table:table-cell>
              <table:table-cell office:value-type="float" office:value="171.654493">
                <text:p>171.654493</text:p>
              </table:table-cell>
              <table:table-cell office:value-type="float" office:value="1048576">
                <text:p>1048576</text:p>
              </table:table-cell>
              <table:table-cell office:value-type="float" office:value="114.002759">
                <text:p>114.002759</text:p>
              </table:table-cell>
              <table:table-cell office:value-type="float" office:value="1048576">
                <text:p>1048576</text:p>
              </table:table-cell>
              <table:table-cell office:value-type="float" office:value="123.867951">
                <text:p>123.8679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97152">
                <text:p>2097152</text:p>
              </table:table-cell>
              <table:table-cell office:value-type="float" office:value="432.188921">
                <text:p>432.188921</text:p>
              </table:table-cell>
              <table:table-cell office:value-type="float" office:value="2097152">
                <text:p>2097152</text:p>
              </table:table-cell>
              <table:table-cell office:value-type="float" office:value="454.797152">
                <text:p>454.797152</text:p>
              </table:table-cell>
              <table:table-cell office:value-type="float" office:value="2097152">
                <text:p>2097152</text:p>
              </table:table-cell>
              <table:table-cell office:value-type="float" office:value="169.826284">
                <text:p>169.8262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97152">
                <text:p>2097152</text:p>
              </table:table-cell>
              <table:table-cell office:value-type="float" office:value="589.230026">
                <text:p>589.230026</text:p>
              </table:table-cell>
              <table:table-cell office:value-type="float" office:value="2097152">
                <text:p>2097152</text:p>
              </table:table-cell>
              <table:table-cell office:value-type="float" office:value="366.708464">
                <text:p>366.708464</text:p>
              </table:table-cell>
              <table:table-cell office:value-type="float" office:value="2097152">
                <text:p>2097152</text:p>
              </table:table-cell>
              <table:table-cell office:value-type="float" office:value="147.630905">
                <text:p>147.6309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97152">
                <text:p>2097152</text:p>
              </table:table-cell>
              <table:table-cell office:value-type="float" office:value="275.595638">
                <text:p>275.595638</text:p>
              </table:table-cell>
              <table:table-cell office:value-type="float" office:value="2097152">
                <text:p>2097152</text:p>
              </table:table-cell>
              <table:table-cell office:value-type="float" office:value="367.672891">
                <text:p>367.672891</text:p>
              </table:table-cell>
              <table:table-cell office:value-type="float" office:value="2097152">
                <text:p>2097152</text:p>
              </table:table-cell>
              <table:table-cell office:value-type="float" office:value="159.95728">
                <text:p>159.957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97152">
                <text:p>2097152</text:p>
              </table:table-cell>
              <table:table-cell office:value-type="float" office:value="771.488353">
                <text:p>771.488353</text:p>
              </table:table-cell>
              <table:table-cell office:value-type="float" office:value="2097152">
                <text:p>2097152</text:p>
              </table:table-cell>
              <table:table-cell office:value-type="float" office:value="486.997905">
                <text:p>486.997905</text:p>
              </table:table-cell>
              <table:table-cell office:value-type="float" office:value="2097152">
                <text:p>2097152</text:p>
              </table:table-cell>
              <table:table-cell office:value-type="float" office:value="157.236085">
                <text:p>157.2360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97152">
                <text:p>2097152</text:p>
              </table:table-cell>
              <table:table-cell office:value-type="float" office:value="453.546132">
                <text:p>453.546132</text:p>
              </table:table-cell>
              <table:table-cell office:value-type="float" office:value="2097152">
                <text:p>2097152</text:p>
              </table:table-cell>
              <table:table-cell office:value-type="float" office:value="354.345152">
                <text:p>354.345152</text:p>
              </table:table-cell>
              <table:table-cell office:value-type="float" office:value="2097152">
                <text:p>2097152</text:p>
              </table:table-cell>
              <table:table-cell office:value-type="float" office:value="164.855845">
                <text:p>164.8558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97152">
                <text:p>2097152</text:p>
              </table:table-cell>
              <table:table-cell office:value-type="float" office:value="377.607607">
                <text:p>377.607607</text:p>
              </table:table-cell>
              <table:table-cell office:value-type="float" office:value="2097152">
                <text:p>2097152</text:p>
              </table:table-cell>
              <table:table-cell office:value-type="float" office:value="348.03026">
                <text:p>348.03026</text:p>
              </table:table-cell>
              <table:table-cell office:value-type="float" office:value="2097152">
                <text:p>2097152</text:p>
              </table:table-cell>
              <table:table-cell office:value-type="float" office:value="175.030262">
                <text:p>175.0302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97152">
                <text:p>2097152</text:p>
              </table:table-cell>
              <table:table-cell office:value-type="float" office:value="274.906207">
                <text:p>274.906207</text:p>
              </table:table-cell>
              <table:table-cell office:value-type="float" office:value="2097152">
                <text:p>2097152</text:p>
              </table:table-cell>
              <table:table-cell office:value-type="float" office:value="390.110387">
                <text:p>390.110387</text:p>
              </table:table-cell>
              <table:table-cell office:value-type="float" office:value="2097152">
                <text:p>2097152</text:p>
              </table:table-cell>
              <table:table-cell office:value-type="float" office:value="174.341803">
                <text:p>174.3418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97152">
                <text:p>2097152</text:p>
              </table:table-cell>
              <table:table-cell office:value-type="float" office:value="768.607523">
                <text:p>768.607523</text:p>
              </table:table-cell>
              <table:table-cell office:value-type="float" office:value="2097152">
                <text:p>2097152</text:p>
              </table:table-cell>
              <table:table-cell office:value-type="float" office:value="360.470213">
                <text:p>360.470213</text:p>
              </table:table-cell>
              <table:table-cell office:value-type="float" office:value="2097152">
                <text:p>2097152</text:p>
              </table:table-cell>
              <table:table-cell office:value-type="float" office:value="142.127006">
                <text:p>142.1270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97152">
                <text:p>2097152</text:p>
              </table:table-cell>
              <table:table-cell office:value-type="float" office:value="227.405815">
                <text:p>227.405815</text:p>
              </table:table-cell>
              <table:table-cell office:value-type="float" office:value="2097152">
                <text:p>2097152</text:p>
              </table:table-cell>
              <table:table-cell office:value-type="float" office:value="465.331288">
                <text:p>465.331288</text:p>
              </table:table-cell>
              <table:table-cell office:value-type="float" office:value="2097152">
                <text:p>2097152</text:p>
              </table:table-cell>
              <table:table-cell office:value-type="float" office:value="147.085698">
                <text:p>147.0856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97152">
                <text:p>2097152</text:p>
              </table:table-cell>
              <table:table-cell office:value-type="float" office:value="605.969532">
                <text:p>605.969532</text:p>
              </table:table-cell>
              <table:table-cell office:value-type="float" office:value="2097152">
                <text:p>2097152</text:p>
              </table:table-cell>
              <table:table-cell office:value-type="float" office:value="362.688384">
                <text:p>362.688384</text:p>
              </table:table-cell>
              <table:table-cell office:value-type="float" office:value="2097152">
                <text:p>2097152</text:p>
              </table:table-cell>
              <table:table-cell office:value-type="float" office:value="160.865698">
                <text:p>160.8656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97152">
                <text:p>2097152</text:p>
              </table:table-cell>
              <table:table-cell office:value-type="float" office:value="504.641129">
                <text:p>504.641129</text:p>
              </table:table-cell>
              <table:table-cell office:value-type="float" office:value="2097152">
                <text:p>2097152</text:p>
              </table:table-cell>
              <table:table-cell office:value-type="float" office:value="533.275191">
                <text:p>533.275191</text:p>
              </table:table-cell>
              <table:table-cell office:value-type="float" office:value="2097152">
                <text:p>2097152</text:p>
              </table:table-cell>
              <table:table-cell office:value-type="float" office:value="141.531378">
                <text:p>141.5313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97152">
                <text:p>2097152</text:p>
              </table:table-cell>
              <table:table-cell office:value-type="float" office:value="393.29593">
                <text:p>393.29593</text:p>
              </table:table-cell>
              <table:table-cell office:value-type="float" office:value="2097152">
                <text:p>2097152</text:p>
              </table:table-cell>
              <table:table-cell office:value-type="float" office:value="379.20086">
                <text:p>379.20086</text:p>
              </table:table-cell>
              <table:table-cell office:value-type="float" office:value="2097152">
                <text:p>2097152</text:p>
              </table:table-cell>
              <table:table-cell office:value-type="float" office:value="153.429416">
                <text:p>153.4294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94304">
                <text:p>4194304</text:p>
              </table:table-cell>
              <table:table-cell office:value-type="float" office:value="269.509192">
                <text:p>269.509192</text:p>
              </table:table-cell>
              <table:table-cell office:value-type="float" office:value="4194304">
                <text:p>4194304</text:p>
              </table:table-cell>
              <table:table-cell office:value-type="float" office:value="1219.117064">
                <text:p>1219.117064</text:p>
              </table:table-cell>
              <table:table-cell office:value-type="float" office:value="4194304">
                <text:p>4194304</text:p>
              </table:table-cell>
              <table:table-cell office:value-type="float" office:value="211.200198">
                <text:p>211.2001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94304">
                <text:p>4194304</text:p>
              </table:table-cell>
              <table:table-cell office:value-type="float" office:value="834.398723">
                <text:p>834.398723</text:p>
              </table:table-cell>
              <table:table-cell office:value-type="float" office:value="4194304">
                <text:p>4194304</text:p>
              </table:table-cell>
              <table:table-cell office:value-type="float" office:value="1044.386007">
                <text:p>1044.386007</text:p>
              </table:table-cell>
              <table:table-cell office:value-type="float" office:value="4194304">
                <text:p>4194304</text:p>
              </table:table-cell>
              <table:table-cell office:value-type="float" office:value="190.871047">
                <text:p>190.8710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94304">
                <text:p>4194304</text:p>
              </table:table-cell>
              <table:table-cell office:value-type="float" office:value="254.862941">
                <text:p>254.862941</text:p>
              </table:table-cell>
              <table:table-cell office:value-type="float" office:value="4194304">
                <text:p>4194304</text:p>
              </table:table-cell>
              <table:table-cell office:value-type="float" office:value="1081.17904">
                <text:p>1081.17904</text:p>
              </table:table-cell>
              <table:table-cell office:value-type="float" office:value="4194304">
                <text:p>4194304</text:p>
              </table:table-cell>
              <table:table-cell office:value-type="float" office:value="192.864098">
                <text:p>192.8640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94304">
                <text:p>4194304</text:p>
              </table:table-cell>
              <table:table-cell office:value-type="float" office:value="944.036613">
                <text:p>944.036613</text:p>
              </table:table-cell>
              <table:table-cell office:value-type="float" office:value="4194304">
                <text:p>4194304</text:p>
              </table:table-cell>
              <table:table-cell office:value-type="float" office:value="1089.913976">
                <text:p>1089.913976</text:p>
              </table:table-cell>
              <table:table-cell office:value-type="float" office:value="4194304">
                <text:p>4194304</text:p>
              </table:table-cell>
              <table:table-cell office:value-type="float" office:value="222.312745">
                <text:p>222.3127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94304">
                <text:p>4194304</text:p>
              </table:table-cell>
              <table:table-cell office:value-type="float" office:value="191.908907">
                <text:p>191.908907</text:p>
              </table:table-cell>
              <table:table-cell office:value-type="float" office:value="4194304">
                <text:p>4194304</text:p>
              </table:table-cell>
              <table:table-cell office:value-type="float" office:value="1036.850096">
                <text:p>1036.850096</text:p>
              </table:table-cell>
              <table:table-cell office:value-type="float" office:value="4194304">
                <text:p>4194304</text:p>
              </table:table-cell>
              <table:table-cell office:value-type="float" office:value="199.845926">
                <text:p>199.8459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94304">
                <text:p>4194304</text:p>
              </table:table-cell>
              <table:table-cell office:value-type="float" office:value="249.24104">
                <text:p>249.24104</text:p>
              </table:table-cell>
              <table:table-cell office:value-type="float" office:value="4194304">
                <text:p>4194304</text:p>
              </table:table-cell>
              <table:table-cell office:value-type="float" office:value="1153.007855">
                <text:p>1153.007855</text:p>
              </table:table-cell>
              <table:table-cell office:value-type="float" office:value="4194304">
                <text:p>4194304</text:p>
              </table:table-cell>
              <table:table-cell office:value-type="float" office:value="194.672719">
                <text:p>194.6727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94304">
                <text:p>4194304</text:p>
              </table:table-cell>
              <table:table-cell office:value-type="float" office:value="318.242498">
                <text:p>318.242498</text:p>
              </table:table-cell>
              <table:table-cell office:value-type="float" office:value="4194304">
                <text:p>4194304</text:p>
              </table:table-cell>
              <table:table-cell office:value-type="float" office:value="1200.452182">
                <text:p>1200.452182</text:p>
              </table:table-cell>
              <table:table-cell office:value-type="float" office:value="4194304">
                <text:p>4194304</text:p>
              </table:table-cell>
              <table:table-cell office:value-type="float" office:value="194.43594">
                <text:p>194.435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94304">
                <text:p>4194304</text:p>
              </table:table-cell>
              <table:table-cell office:value-type="float" office:value="172.29213">
                <text:p>172.29213</text:p>
              </table:table-cell>
              <table:table-cell office:value-type="float" office:value="4194304">
                <text:p>4194304</text:p>
              </table:table-cell>
              <table:table-cell office:value-type="float" office:value="1051.79663">
                <text:p>1051.79663</text:p>
              </table:table-cell>
              <table:table-cell office:value-type="float" office:value="4194304">
                <text:p>4194304</text:p>
              </table:table-cell>
              <table:table-cell office:value-type="float" office:value="218.709747">
                <text:p>218.7097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94304">
                <text:p>4194304</text:p>
              </table:table-cell>
              <table:table-cell office:value-type="float" office:value="106.998352">
                <text:p>106.998352</text:p>
              </table:table-cell>
              <table:table-cell office:value-type="float" office:value="4194304">
                <text:p>4194304</text:p>
              </table:table-cell>
              <table:table-cell office:value-type="float" office:value="1080.865825">
                <text:p>1080.865825</text:p>
              </table:table-cell>
              <table:table-cell office:value-type="float" office:value="4194304">
                <text:p>4194304</text:p>
              </table:table-cell>
              <table:table-cell office:value-type="float" office:value="190.626423">
                <text:p>190.6264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94304">
                <text:p>4194304</text:p>
              </table:table-cell>
              <table:table-cell office:value-type="float" office:value="259.557925">
                <text:p>259.557925</text:p>
              </table:table-cell>
              <table:table-cell office:value-type="float" office:value="4194304">
                <text:p>4194304</text:p>
              </table:table-cell>
              <table:table-cell office:value-type="float" office:value="1054.022562">
                <text:p>1054.022562</text:p>
              </table:table-cell>
              <table:table-cell office:value-type="float" office:value="4194304">
                <text:p>4194304</text:p>
              </table:table-cell>
              <table:table-cell office:value-type="float" office:value="218.483711">
                <text:p>218.4837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94304">
                <text:p>4194304</text:p>
              </table:table-cell>
              <table:table-cell office:value-type="float" office:value="2916.364301">
                <text:p>2916.364301</text:p>
              </table:table-cell>
              <table:table-cell office:value-type="float" office:value="4194304">
                <text:p>4194304</text:p>
              </table:table-cell>
              <table:table-cell office:value-type="float" office:value="1143.792279">
                <text:p>1143.792279</text:p>
              </table:table-cell>
              <table:table-cell office:value-type="float" office:value="4194304">
                <text:p>4194304</text:p>
              </table:table-cell>
              <table:table-cell office:value-type="float" office:value="200.844677">
                <text:p>200.8446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94304">
                <text:p>4194304</text:p>
              </table:table-cell>
              <table:table-cell office:value-type="float" office:value="232.211645">
                <text:p>232.211645</text:p>
              </table:table-cell>
              <table:table-cell office:value-type="float" office:value="4194304">
                <text:p>4194304</text:p>
              </table:table-cell>
              <table:table-cell office:value-type="float" office:value="1060.728391">
                <text:p>1060.728391</text:p>
              </table:table-cell>
              <table:table-cell office:value-type="float" office:value="4194304">
                <text:p>4194304</text:p>
              </table:table-cell>
              <table:table-cell office:value-type="float" office:value="204.304656">
                <text:p>204.3046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862cm" svg:height="17.399cm" xlink:href=".." xlink:type="simple" chart:class="chart:scatter" chart:style-name="ch1">
        <chart:title svg:x="10.143cm" svg:y="0.483cm" chart:style-name="ch2">
          <text:p>Mémoire par élément en fonction du nombre d'élément</text:p>
        </chart:title>
        <chart:legend chart:legend-position="end" svg:x="30.625cm" svg:y="7.902cm" style:legend-expansion="high" chart:style-name="ch3"/>
        <chart:plot-area chart:style-name="ch4" table:cell-range-address="HashSet.A2:HashSet.A85 HashSet.C1:HashSet.C85 LazySet.C1:LazySet.C85 HastySet.C1:HastySet.C85" chart:data-source-has-labels="row" svg:x="1.668cm" svg:y="1.635cm" svg:width="28.3cm" svg:height="14.436cm">
          <chartooo:coordinate-region svg:x="2.342cm" svg:y="1.834cm" svg:width="26.883cm" svg:height="13.59cm"/>
          <chart:axis chart:dimension="x" chart:name="primary-x" chart:style-name="ch5">
            <chart:title svg:x="14.292cm" svg:y="16.418cm" chart:style-name="ch6">
              <text:p>Nombre d'élément</text:p>
            </chart:title>
          </chart:axis>
          <chart:axis chart:dimension="y" chart:name="primary-y" chart:style-name="ch5">
            <chart:title svg:x="0.451cm" svg:y="10.18cm" chart:style-name="ch7">
              <text:p>Mémoire utilisée</text:p>
            </chart:title>
            <chart:grid chart:style-name="ch8" chart:class="major"/>
          </chart:axis>
          <chart:series chart:style-name="ch9" chart:values-cell-range-address="HashSet.C1:HashSet.C85" loext:label-string="hashset" chart:class="chart:scatter">
            <chart:domain table:cell-range-address="HashSet.A2:HashSet.A85"/>
            <chart:data-point chart:repeated="85"/>
          </chart:series>
          <chart:series chart:style-name="ch10" chart:values-cell-range-address="LazySet.C1:LazySet.C85" loext:label-string="lazyset" chart:class="chart:scatter">
            <chart:domain table:cell-range-address="LazySet.A1:LazySet.A85"/>
            <chart:data-point chart:repeated="85"/>
          </chart:series>
          <chart:series chart:style-name="ch11" chart:values-cell-range-address="HastySet.C1:HastySet.C85" loext:label-string="hastyset" chart:class="chart:scatter">
            <chart:domain table:cell-range-address="HastySet.A1:HastySet.A85"/>
            <chart:data-point chart:repeated="8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ashset</text:p>
              </table:table-cell>
              <table:table-cell office:value-type="string">
                <text:p>Column A</text:p>
              </table:table-cell>
              <table:table-cell office:value-type="string">
                <text:p>lazyset</text:p>
              </table:table-cell>
              <table:table-cell office:value-type="string">
                <text:p>Column A</text:p>
              </table:table-cell>
              <table:table-cell office:value-type="string">
                <text:p>hastys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536">
                <text:p>65536</text:p>
                <draw:g>
                  <svg:desc>HashSet.A2:HashSet.A85</svg:desc>
                </draw:g>
              </table:table-cell>
              <table:table-cell office:value-type="float" office:value="NaN">
                <text:p>NaN</text:p>
                <draw:g>
                  <svg:desc>HashSet.C1:HashSet.C85</svg:desc>
                </draw:g>
              </table:table-cell>
              <table:table-cell office:value-type="float" office:value="NaN">
                <text:p>NaN</text:p>
                <draw:g>
                  <svg:desc>LazySet.A1:LazySet.A85</svg:desc>
                </draw:g>
              </table:table-cell>
              <table:table-cell office:value-type="float" office:value="NaN">
                <text:p>NaN</text:p>
                <draw:g>
                  <svg:desc>LazySet.C1:LazySet.C85</svg:desc>
                </draw:g>
              </table:table-cell>
              <table:table-cell office:value-type="float" office:value="NaN">
                <text:p>NaN</text:p>
                <draw:g>
                  <svg:desc>HastySet.A1:HastySet.A85</svg:desc>
                </draw:g>
              </table:table-cell>
              <table:table-cell office:value-type="float" office:value="NaN">
                <text:p>NaN</text:p>
                <draw:g>
                  <svg:desc>HastySet.C1:HastySet.C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536">
                <text:p>65536</text:p>
              </table:table-cell>
              <table:table-cell office:value-type="float" office:value="76.9062213250138">
                <text:p>76.9062213250138</text:p>
              </table:table-cell>
              <table:table-cell office:value-type="float" office:value="65536">
                <text:p>65536</text:p>
              </table:table-cell>
              <table:table-cell office:value-type="float" office:value="38.4962979440084">
                <text:p>38.4962979440084</text:p>
              </table:table-cell>
              <table:table-cell office:value-type="float" office:value="65536">
                <text:p>65536</text:p>
              </table:table-cell>
              <table:table-cell office:value-type="float" office:value="21.8976695626235">
                <text:p>21.8976695626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76.9446589446589">
                <text:p>76.9446589446589</text:p>
              </table:table-cell>
              <table:table-cell office:value-type="float" office:value="65536">
                <text:p>65536</text:p>
              </table:table-cell>
              <table:table-cell office:value-type="float" office:value="38.5009059410662">
                <text:p>38.5009059410662</text:p>
              </table:table-cell>
              <table:table-cell office:value-type="float" office:value="65536">
                <text:p>65536</text:p>
              </table:table-cell>
              <table:table-cell office:value-type="float" office:value="23.2711852338268">
                <text:p>23.2711852338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536">
                <text:p>65536</text:p>
              </table:table-cell>
              <table:table-cell office:value-type="float" office:value="76.7236674549754">
                <text:p>76.7236674549754</text:p>
              </table:table-cell>
              <table:table-cell office:value-type="float" office:value="65536">
                <text:p>65536</text:p>
              </table:table-cell>
              <table:table-cell office:value-type="float" office:value="38.4279840597128">
                <text:p>38.4279840597128</text:p>
              </table:table-cell>
              <table:table-cell office:value-type="float" office:value="65536">
                <text:p>65536</text:p>
              </table:table-cell>
              <table:table-cell office:value-type="float" office:value="25.7088960567837">
                <text:p>25.7088960567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536">
                <text:p>65536</text:p>
              </table:table-cell>
              <table:table-cell office:value-type="float" office:value="76.8628288871253">
                <text:p>76.8628288871253</text:p>
              </table:table-cell>
              <table:table-cell office:value-type="float" office:value="65536">
                <text:p>65536</text:p>
              </table:table-cell>
              <table:table-cell office:value-type="float" office:value="38.431939933353">
                <text:p>38.431939933353</text:p>
              </table:table-cell>
              <table:table-cell office:value-type="float" office:value="65536">
                <text:p>65536</text:p>
              </table:table-cell>
              <table:table-cell office:value-type="float" office:value="23.0867545511613">
                <text:p>23.08675455116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536">
                <text:p>65536</text:p>
              </table:table-cell>
              <table:table-cell office:value-type="float" office:value="68.899556099801">
                <text:p>68.899556099801</text:p>
              </table:table-cell>
              <table:table-cell office:value-type="float" office:value="65536">
                <text:p>65536</text:p>
              </table:table-cell>
              <table:table-cell office:value-type="float" office:value="38.4273756562441">
                <text:p>38.4273756562441</text:p>
              </table:table-cell>
              <table:table-cell office:value-type="float" office:value="65536">
                <text:p>65536</text:p>
              </table:table-cell>
              <table:table-cell office:value-type="float" office:value="28.8560168206934">
                <text:p>28.85601682069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536">
                <text:p>65536</text:p>
              </table:table-cell>
              <table:table-cell office:value-type="float" office:value="76.8037741591843">
                <text:p>76.8037741591843</text:p>
              </table:table-cell>
              <table:table-cell office:value-type="float" office:value="65536">
                <text:p>65536</text:p>
              </table:table-cell>
              <table:table-cell office:value-type="float" office:value="38.4007069814417">
                <text:p>38.4007069814417</text:p>
              </table:table-cell>
              <table:table-cell office:value-type="float" office:value="65536">
                <text:p>65536</text:p>
              </table:table-cell>
              <table:table-cell office:value-type="float" office:value="25.5627065576622">
                <text:p>25.56270655766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36">
                <text:p>65536</text:p>
              </table:table-cell>
              <table:table-cell office:value-type="float" office:value="76.8966339539576">
                <text:p>76.8966339539576</text:p>
              </table:table-cell>
              <table:table-cell office:value-type="float" office:value="65536">
                <text:p>65536</text:p>
              </table:table-cell>
              <table:table-cell office:value-type="float" office:value="38.5030573423906">
                <text:p>38.5030573423906</text:p>
              </table:table-cell>
              <table:table-cell office:value-type="float" office:value="65536">
                <text:p>65536</text:p>
              </table:table-cell>
              <table:table-cell office:value-type="float" office:value="26.0047607670321">
                <text:p>26.00476076703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536">
                <text:p>65536</text:p>
              </table:table-cell>
              <table:table-cell office:value-type="float" office:value="76.8711105682616">
                <text:p>76.8711105682616</text:p>
              </table:table-cell>
              <table:table-cell office:value-type="float" office:value="65536">
                <text:p>65536</text:p>
              </table:table-cell>
              <table:table-cell office:value-type="float" office:value="38.5088541556211">
                <text:p>38.5088541556211</text:p>
              </table:table-cell>
              <table:table-cell office:value-type="float" office:value="65536">
                <text:p>65536</text:p>
              </table:table-cell>
              <table:table-cell office:value-type="float" office:value="21.7933489572518">
                <text:p>21.7933489572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536">
                <text:p>65536</text:p>
              </table:table-cell>
              <table:table-cell office:value-type="float" office:value="76.766482347937">
                <text:p>76.766482347937</text:p>
              </table:table-cell>
              <table:table-cell office:value-type="float" office:value="65536">
                <text:p>65536</text:p>
              </table:table-cell>
              <table:table-cell office:value-type="float" office:value="38.4569424490831">
                <text:p>38.4569424490831</text:p>
              </table:table-cell>
              <table:table-cell office:value-type="float" office:value="65536">
                <text:p>65536</text:p>
              </table:table-cell>
              <table:table-cell office:value-type="float" office:value="22.9672671473644">
                <text:p>22.9672671473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536">
                <text:p>65536</text:p>
              </table:table-cell>
              <table:table-cell office:value-type="float" office:value="76.6342037735849">
                <text:p>76.6342037735849</text:p>
              </table:table-cell>
              <table:table-cell office:value-type="float" office:value="65536">
                <text:p>65536</text:p>
              </table:table-cell>
              <table:table-cell office:value-type="float" office:value="38.4569424490831">
                <text:p>38.4569424490831</text:p>
              </table:table-cell>
              <table:table-cell office:value-type="float" office:value="65536">
                <text:p>65536</text:p>
              </table:table-cell>
              <table:table-cell office:value-type="float" office:value="22.1708284117156">
                <text:p>22.17082841171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536">
                <text:p>65536</text:p>
              </table:table-cell>
              <table:table-cell office:value-type="float" office:value="76.9202987267385">
                <text:p>76.9202987267385</text:p>
              </table:table-cell>
              <table:table-cell office:value-type="float" office:value="65536">
                <text:p>65536</text:p>
              </table:table-cell>
              <table:table-cell office:value-type="float" office:value="38.5131631982011">
                <text:p>38.5131631982011</text:p>
              </table:table-cell>
              <table:table-cell office:value-type="float" office:value="65536">
                <text:p>65536</text:p>
              </table:table-cell>
              <table:table-cell office:value-type="float" office:value="30.9538920959381">
                <text:p>30.95389209593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072">
                <text:p>131072</text:p>
              </table:table-cell>
              <table:table-cell office:value-type="float" office:value="76.8443780305572">
                <text:p>76.8443780305572</text:p>
              </table:table-cell>
              <table:table-cell office:value-type="float" office:value="65536">
                <text:p>65536</text:p>
              </table:table-cell>
              <table:table-cell office:value-type="float" office:value="38.4675865715041">
                <text:p>38.4675865715041</text:p>
              </table:table-cell>
              <table:table-cell office:value-type="float" office:value="65536">
                <text:p>65536</text:p>
              </table:table-cell>
              <table:table-cell office:value-type="float" office:value="27.522912461688">
                <text:p>27.5229124616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072">
                <text:p>131072</text:p>
              </table:table-cell>
              <table:table-cell office:value-type="float" office:value="66.508232761934">
                <text:p>66.508232761934</text:p>
              </table:table-cell>
              <table:table-cell office:value-type="float" office:value="131072">
                <text:p>131072</text:p>
              </table:table-cell>
              <table:table-cell office:value-type="float" office:value="32.4075991818534">
                <text:p>32.4075991818534</text:p>
              </table:table-cell>
              <table:table-cell office:value-type="float" office:value="131072">
                <text:p>131072</text:p>
              </table:table-cell>
              <table:table-cell office:value-type="float" office:value="31.1506448278493">
                <text:p>31.15064482784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1072">
                <text:p>131072</text:p>
              </table:table-cell>
              <table:table-cell office:value-type="float" office:value="66.4615902655545">
                <text:p>66.4615902655545</text:p>
              </table:table-cell>
              <table:table-cell office:value-type="float" office:value="131072">
                <text:p>131072</text:p>
              </table:table-cell>
              <table:table-cell office:value-type="float" office:value="32.41341915494">
                <text:p>32.41341915494</text:p>
              </table:table-cell>
              <table:table-cell office:value-type="float" office:value="131072">
                <text:p>131072</text:p>
              </table:table-cell>
              <table:table-cell office:value-type="float" office:value="31.6921562284637">
                <text:p>31.69215622846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072">
                <text:p>131072</text:p>
              </table:table-cell>
              <table:table-cell office:value-type="float" office:value="66.5024200611546">
                <text:p>66.5024200611546</text:p>
              </table:table-cell>
              <table:table-cell office:value-type="float" office:value="131072">
                <text:p>131072</text:p>
              </table:table-cell>
              <table:table-cell office:value-type="float" office:value="32.3668688251981">
                <text:p>32.3668688251981</text:p>
              </table:table-cell>
              <table:table-cell office:value-type="float" office:value="131072">
                <text:p>131072</text:p>
              </table:table-cell>
              <table:table-cell office:value-type="float" office:value="30.5776713884487">
                <text:p>30.57767138844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072">
                <text:p>131072</text:p>
              </table:table-cell>
              <table:table-cell office:value-type="float" office:value="66.4887211122364">
                <text:p>66.4887211122364</text:p>
              </table:table-cell>
              <table:table-cell office:value-type="float" office:value="131072">
                <text:p>131072</text:p>
              </table:table-cell>
              <table:table-cell office:value-type="float" office:value="32.4059309853445">
                <text:p>32.4059309853445</text:p>
              </table:table-cell>
              <table:table-cell office:value-type="float" office:value="131072">
                <text:p>131072</text:p>
              </table:table-cell>
              <table:table-cell office:value-type="float" office:value="30.8147541766435">
                <text:p>30.81475417664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">
                <text:p>131072</text:p>
              </table:table-cell>
              <table:table-cell office:value-type="float" office:value="66.5169638873075">
                <text:p>66.5169638873075</text:p>
              </table:table-cell>
              <table:table-cell office:value-type="float" office:value="131072">
                <text:p>131072</text:p>
              </table:table-cell>
              <table:table-cell office:value-type="float" office:value="32.3733189755387">
                <text:p>32.3733189755387</text:p>
              </table:table-cell>
              <table:table-cell office:value-type="float" office:value="131072">
                <text:p>131072</text:p>
              </table:table-cell>
              <table:table-cell office:value-type="float" office:value="31.7530661611803">
                <text:p>31.75306616118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072">
                <text:p>131072</text:p>
              </table:table-cell>
              <table:table-cell office:value-type="float" office:value="66.4692817865731">
                <text:p>66.4692817865731</text:p>
              </table:table-cell>
              <table:table-cell office:value-type="float" office:value="131072">
                <text:p>131072</text:p>
              </table:table-cell>
              <table:table-cell office:value-type="float" office:value="32.4282547657751">
                <text:p>32.4282547657751</text:p>
              </table:table-cell>
              <table:table-cell office:value-type="float" office:value="131072">
                <text:p>131072</text:p>
              </table:table-cell>
              <table:table-cell office:value-type="float" office:value="31.1861945701044">
                <text:p>31.18619457010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1072">
                <text:p>131072</text:p>
              </table:table-cell>
              <table:table-cell office:value-type="float" office:value="66.4903308981521">
                <text:p>66.4903308981521</text:p>
              </table:table-cell>
              <table:table-cell office:value-type="float" office:value="131072">
                <text:p>131072</text:p>
              </table:table-cell>
              <table:table-cell office:value-type="float" office:value="32.4237764906471">
                <text:p>32.4237764906471</text:p>
              </table:table-cell>
              <table:table-cell office:value-type="float" office:value="131072">
                <text:p>131072</text:p>
              </table:table-cell>
              <table:table-cell office:value-type="float" office:value="31.2629045943277">
                <text:p>31.26290459432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1072">
                <text:p>131072</text:p>
              </table:table-cell>
              <table:table-cell office:value-type="float" office:value="66.4758605891549">
                <text:p>66.4758605891549</text:p>
              </table:table-cell>
              <table:table-cell office:value-type="float" office:value="131072">
                <text:p>131072</text:p>
              </table:table-cell>
              <table:table-cell office:value-type="float" office:value="32.400147311564">
                <text:p>32.400147311564</text:p>
              </table:table-cell>
              <table:table-cell office:value-type="float" office:value="131072">
                <text:p>131072</text:p>
              </table:table-cell>
              <table:table-cell office:value-type="float" office:value="29.9444204883938">
                <text:p>29.94442048839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1072">
                <text:p>131072</text:p>
              </table:table-cell>
              <table:table-cell office:value-type="float" office:value="66.4487961476726">
                <text:p>66.4487961476726</text:p>
              </table:table-cell>
              <table:table-cell office:value-type="float" office:value="131072">
                <text:p>131072</text:p>
              </table:table-cell>
              <table:table-cell office:value-type="float" office:value="32.4166789667897">
                <text:p>32.4166789667897</text:p>
              </table:table-cell>
              <table:table-cell office:value-type="float" office:value="131072">
                <text:p>131072</text:p>
              </table:table-cell>
              <table:table-cell office:value-type="float" office:value="31.7239916575347">
                <text:p>31.72399165753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1072">
                <text:p>131072</text:p>
              </table:table-cell>
              <table:table-cell office:value-type="float" office:value="66.4829299714733">
                <text:p>66.4829299714733</text:p>
              </table:table-cell>
              <table:table-cell office:value-type="float" office:value="131072">
                <text:p>131072</text:p>
              </table:table-cell>
              <table:table-cell office:value-type="float" office:value="32.409407023321">
                <text:p>32.409407023321</text:p>
              </table:table-cell>
              <table:table-cell office:value-type="float" office:value="131072">
                <text:p>131072</text:p>
              </table:table-cell>
              <table:table-cell office:value-type="float" office:value="30.9803981011306">
                <text:p>30.98039810113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1072">
                <text:p>131072</text:p>
              </table:table-cell>
              <table:table-cell office:value-type="float" office:value="66.4771452221098">
                <text:p>66.4771452221098</text:p>
              </table:table-cell>
              <table:table-cell office:value-type="float" office:value="131072">
                <text:p>131072</text:p>
              </table:table-cell>
              <table:table-cell office:value-type="float" office:value="32.3701715229156">
                <text:p>32.3701715229156</text:p>
              </table:table-cell>
              <table:table-cell office:value-type="float" office:value="131072">
                <text:p>131072</text:p>
              </table:table-cell>
              <table:table-cell office:value-type="float" office:value="41.1629480980132">
                <text:p>41.16294809801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2144">
                <text:p>262144</text:p>
              </table:table-cell>
              <table:table-cell office:value-type="float" office:value="66.4691214311972">
                <text:p>66.4691214311972</text:p>
              </table:table-cell>
              <table:table-cell office:value-type="float" office:value="131072">
                <text:p>131072</text:p>
              </table:table-cell>
              <table:table-cell office:value-type="float" office:value="32.4023133879345">
                <text:p>32.4023133879345</text:p>
              </table:table-cell>
              <table:table-cell office:value-type="float" office:value="131072">
                <text:p>131072</text:p>
              </table:table-cell>
              <table:table-cell office:value-type="float" office:value="30.6985530985531">
                <text:p>30.69855309855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2144">
                <text:p>262144</text:p>
              </table:table-cell>
              <table:table-cell office:value-type="float" office:value="65.5210001891909">
                <text:p>65.5210001891909</text:p>
              </table:table-cell>
              <table:table-cell office:value-type="float" office:value="262144">
                <text:p>262144</text:p>
              </table:table-cell>
              <table:table-cell office:value-type="float" office:value="33.0452914210871">
                <text:p>33.0452914210871</text:p>
              </table:table-cell>
              <table:table-cell office:value-type="float" office:value="262144">
                <text:p>262144</text:p>
              </table:table-cell>
              <table:table-cell office:value-type="float" office:value="24.9468622915894">
                <text:p>24.94686229158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2144">
                <text:p>262144</text:p>
              </table:table-cell>
              <table:table-cell office:value-type="float" office:value="65.5149996848806">
                <text:p>65.5149996848806</text:p>
              </table:table-cell>
              <table:table-cell office:value-type="float" office:value="262144">
                <text:p>262144</text:p>
              </table:table-cell>
              <table:table-cell office:value-type="float" office:value="33.044986790603">
                <text:p>33.044986790603</text:p>
              </table:table-cell>
              <table:table-cell office:value-type="float" office:value="262144">
                <text:p>262144</text:p>
              </table:table-cell>
              <table:table-cell office:value-type="float" office:value="24.9311244172845">
                <text:p>24.93112441728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2144">
                <text:p>262144</text:p>
              </table:table-cell>
              <table:table-cell office:value-type="float" office:value="65.5149996848806">
                <text:p>65.5149996848806</text:p>
              </table:table-cell>
              <table:table-cell office:value-type="float" office:value="262144">
                <text:p>262144</text:p>
              </table:table-cell>
              <table:table-cell office:value-type="float" office:value="33.0562718011547">
                <text:p>33.0562718011547</text:p>
              </table:table-cell>
              <table:table-cell office:value-type="float" office:value="262144">
                <text:p>262144</text:p>
              </table:table-cell>
              <table:table-cell office:value-type="float" office:value="24.6986032122629">
                <text:p>24.69860321226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2144">
                <text:p>262144</text:p>
              </table:table-cell>
              <table:table-cell office:value-type="float" office:value="65.5110285142808">
                <text:p>65.5110285142808</text:p>
              </table:table-cell>
              <table:table-cell office:value-type="float" office:value="262144">
                <text:p>262144</text:p>
              </table:table-cell>
              <table:table-cell office:value-type="float" office:value="33.0673848785392">
                <text:p>33.0673848785392</text:p>
              </table:table-cell>
              <table:table-cell office:value-type="float" office:value="262144">
                <text:p>262144</text:p>
              </table:table-cell>
              <table:table-cell office:value-type="float" office:value="24.7832151466217">
                <text:p>24.78321514662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2144">
                <text:p>262144</text:p>
              </table:table-cell>
              <table:table-cell office:value-type="float" office:value="65.5525518637741">
                <text:p>65.5525518637741</text:p>
              </table:table-cell>
              <table:table-cell office:value-type="float" office:value="262144">
                <text:p>262144</text:p>
              </table:table-cell>
              <table:table-cell office:value-type="float" office:value="33.0698986866792">
                <text:p>33.0698986866792</text:p>
              </table:table-cell>
              <table:table-cell office:value-type="float" office:value="262144">
                <text:p>262144</text:p>
              </table:table-cell>
              <table:table-cell office:value-type="float" office:value="24.758770716422">
                <text:p>24.7587707164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2144">
                <text:p>262144</text:p>
              </table:table-cell>
              <table:table-cell office:value-type="float" office:value="65.5145499519466">
                <text:p>65.5145499519466</text:p>
              </table:table-cell>
              <table:table-cell office:value-type="float" office:value="262144">
                <text:p>262144</text:p>
              </table:table-cell>
              <table:table-cell office:value-type="float" office:value="33.024117796395">
                <text:p>33.024117796395</text:p>
              </table:table-cell>
              <table:table-cell office:value-type="float" office:value="262144">
                <text:p>262144</text:p>
              </table:table-cell>
              <table:table-cell office:value-type="float" office:value="24.9492976966332">
                <text:p>24.94929769663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2144">
                <text:p>262144</text:p>
              </table:table-cell>
              <table:table-cell office:value-type="float" office:value="65.5318201906686">
                <text:p>65.5318201906686</text:p>
              </table:table-cell>
              <table:table-cell office:value-type="float" office:value="262144">
                <text:p>262144</text:p>
              </table:table-cell>
              <table:table-cell office:value-type="float" office:value="33.0532529308214">
                <text:p>33.0532529308214</text:p>
              </table:table-cell>
              <table:table-cell office:value-type="float" office:value="262144">
                <text:p>262144</text:p>
              </table:table-cell>
              <table:table-cell office:value-type="float" office:value="24.7865829314138">
                <text:p>24.78658293141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2144">
                <text:p>262144</text:p>
              </table:table-cell>
              <table:table-cell office:value-type="float" office:value="65.5533074422394">
                <text:p>65.5533074422394</text:p>
              </table:table-cell>
              <table:table-cell office:value-type="float" office:value="262144">
                <text:p>262144</text:p>
              </table:table-cell>
              <table:table-cell office:value-type="float" office:value="33.0570183491395">
                <text:p>33.0570183491395</text:p>
              </table:table-cell>
              <table:table-cell office:value-type="float" office:value="262144">
                <text:p>262144</text:p>
              </table:table-cell>
              <table:table-cell office:value-type="float" office:value="25.0678621316961">
                <text:p>25.06786213169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2144">
                <text:p>262144</text:p>
              </table:table-cell>
              <table:table-cell office:value-type="float" office:value="65.5501348156465">
                <text:p>65.5501348156465</text:p>
              </table:table-cell>
              <table:table-cell office:value-type="float" office:value="262144">
                <text:p>262144</text:p>
              </table:table-cell>
              <table:table-cell office:value-type="float" office:value="33.0552879031956">
                <text:p>33.0552879031956</text:p>
              </table:table-cell>
              <table:table-cell office:value-type="float" office:value="262144">
                <text:p>262144</text:p>
              </table:table-cell>
              <table:table-cell office:value-type="float" office:value="24.8404545494412">
                <text:p>24.84045454944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2144">
                <text:p>262144</text:p>
              </table:table-cell>
              <table:table-cell office:value-type="float" office:value="65.5001061863374">
                <text:p>65.5001061863374</text:p>
              </table:table-cell>
              <table:table-cell office:value-type="float" office:value="262144">
                <text:p>262144</text:p>
              </table:table-cell>
              <table:table-cell office:value-type="float" office:value="33.0758925218906">
                <text:p>33.0758925218906</text:p>
              </table:table-cell>
              <table:table-cell office:value-type="float" office:value="262144">
                <text:p>262144</text:p>
              </table:table-cell>
              <table:table-cell office:value-type="float" office:value="24.7971765447704">
                <text:p>24.79717654477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2144">
                <text:p>262144</text:p>
              </table:table-cell>
              <table:table-cell office:value-type="float" office:value="65.5133508719419">
                <text:p>65.5133508719419</text:p>
              </table:table-cell>
              <table:table-cell office:value-type="float" office:value="262144">
                <text:p>262144</text:p>
              </table:table-cell>
              <table:table-cell office:value-type="float" office:value="33.0916298996099">
                <text:p>33.0916298996099</text:p>
              </table:table-cell>
              <table:table-cell office:value-type="float" office:value="262144">
                <text:p>262144</text:p>
              </table:table-cell>
              <table:table-cell office:value-type="float" office:value="24.6442867376444">
                <text:p>24.64428673764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4288">
                <text:p>524288</text:p>
              </table:table-cell>
              <table:table-cell office:value-type="float" office:value="65.5214505321246">
                <text:p>65.5214505321246</text:p>
              </table:table-cell>
              <table:table-cell office:value-type="float" office:value="262144">
                <text:p>262144</text:p>
              </table:table-cell>
              <table:table-cell office:value-type="float" office:value="33.0344051699328">
                <text:p>33.0344051699328</text:p>
              </table:table-cell>
              <table:table-cell office:value-type="float" office:value="262144">
                <text:p>262144</text:p>
              </table:table-cell>
              <table:table-cell office:value-type="float" office:value="25.0275138570646">
                <text:p>25.02751385706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4288">
                <text:p>524288</text:p>
              </table:table-cell>
              <table:table-cell office:value-type="float" office:value="65.4711232931912">
                <text:p>65.4711232931912</text:p>
              </table:table-cell>
              <table:table-cell office:value-type="float" office:value="524288">
                <text:p>524288</text:p>
              </table:table-cell>
              <table:table-cell office:value-type="float" office:value="32.7849712197457">
                <text:p>32.7849712197457</text:p>
              </table:table-cell>
              <table:table-cell office:value-type="float" office:value="524288">
                <text:p>524288</text:p>
              </table:table-cell>
              <table:table-cell office:value-type="float" office:value="29.2598840660428">
                <text:p>29.25988406604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4288">
                <text:p>524288</text:p>
              </table:table-cell>
              <table:table-cell office:value-type="float" office:value="65.4665139519956">
                <text:p>65.4665139519956</text:p>
              </table:table-cell>
              <table:table-cell office:value-type="float" office:value="524288">
                <text:p>524288</text:p>
              </table:table-cell>
              <table:table-cell office:value-type="float" office:value="32.7940751360638">
                <text:p>32.7940751360638</text:p>
              </table:table-cell>
              <table:table-cell office:value-type="float" office:value="524288">
                <text:p>524288</text:p>
              </table:table-cell>
              <table:table-cell office:value-type="float" office:value="29.4676380311379">
                <text:p>29.46763803113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4288">
                <text:p>524288</text:p>
              </table:table-cell>
              <table:table-cell office:value-type="float" office:value="65.4448388447049">
                <text:p>65.4448388447049</text:p>
              </table:table-cell>
              <table:table-cell office:value-type="float" office:value="524288">
                <text:p>524288</text:p>
              </table:table-cell>
              <table:table-cell office:value-type="float" office:value="32.7817927170868">
                <text:p>32.7817927170868</text:p>
              </table:table-cell>
              <table:table-cell office:value-type="float" office:value="524288">
                <text:p>524288</text:p>
              </table:table-cell>
              <table:table-cell office:value-type="float" office:value="29.2992948971664">
                <text:p>29.29929489716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4288">
                <text:p>524288</text:p>
              </table:table-cell>
              <table:table-cell office:value-type="float" office:value="65.4559215489062">
                <text:p>65.4559215489062</text:p>
              </table:table-cell>
              <table:table-cell office:value-type="float" office:value="524288">
                <text:p>524288</text:p>
              </table:table-cell>
              <table:table-cell office:value-type="float" office:value="32.796148398121">
                <text:p>32.796148398121</text:p>
              </table:table-cell>
              <table:table-cell office:value-type="float" office:value="524288">
                <text:p>524288</text:p>
              </table:table-cell>
              <table:table-cell office:value-type="float" office:value="29.4169697842098">
                <text:p>29.41696978420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4288">
                <text:p>524288</text:p>
              </table:table-cell>
              <table:table-cell office:value-type="float" office:value="65.4699705371308">
                <text:p>65.4699705371308</text:p>
              </table:table-cell>
              <table:table-cell office:value-type="float" office:value="524288">
                <text:p>524288</text:p>
              </table:table-cell>
              <table:table-cell office:value-type="float" office:value="32.7826567375555">
                <text:p>32.7826567375555</text:p>
              </table:table-cell>
              <table:table-cell office:value-type="float" office:value="524288">
                <text:p>524288</text:p>
              </table:table-cell>
              <table:table-cell office:value-type="float" office:value="29.3672144589211">
                <text:p>29.36721445892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4288">
                <text:p>524288</text:p>
              </table:table-cell>
              <table:table-cell office:value-type="float" office:value="65.4579429850484">
                <text:p>65.4579429850484</text:p>
              </table:table-cell>
              <table:table-cell office:value-type="float" office:value="524288">
                <text:p>524288</text:p>
              </table:table-cell>
              <table:table-cell office:value-type="float" office:value="32.7873309508794">
                <text:p>32.7873309508794</text:p>
              </table:table-cell>
              <table:table-cell office:value-type="float" office:value="524288">
                <text:p>524288</text:p>
              </table:table-cell>
              <table:table-cell office:value-type="float" office:value="29.3707308004513">
                <text:p>29.37073080045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4288">
                <text:p>524288</text:p>
              </table:table-cell>
              <table:table-cell office:value-type="float" office:value="65.4728330688431">
                <text:p>65.4728330688431</text:p>
              </table:table-cell>
              <table:table-cell office:value-type="float" office:value="524288">
                <text:p>524288</text:p>
              </table:table-cell>
              <table:table-cell office:value-type="float" office:value="32.7767221318216">
                <text:p>32.7767221318216</text:p>
              </table:table-cell>
              <table:table-cell office:value-type="float" office:value="524288">
                <text:p>524288</text:p>
              </table:table-cell>
              <table:table-cell office:value-type="float" office:value="29.3761008512268">
                <text:p>29.37610085122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4288">
                <text:p>524288</text:p>
              </table:table-cell>
              <table:table-cell office:value-type="float" office:value="65.454178258975">
                <text:p>65.454178258975</text:p>
              </table:table-cell>
              <table:table-cell office:value-type="float" office:value="524288">
                <text:p>524288</text:p>
              </table:table-cell>
              <table:table-cell office:value-type="float" office:value="32.7790262172285">
                <text:p>32.7790262172285</text:p>
              </table:table-cell>
              <table:table-cell office:value-type="float" office:value="524288">
                <text:p>524288</text:p>
              </table:table-cell>
              <table:table-cell office:value-type="float" office:value="29.3226960514233">
                <text:p>29.32269605142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4288">
                <text:p>524288</text:p>
              </table:table-cell>
              <table:table-cell office:value-type="float" office:value="65.4498624216306">
                <text:p>65.4498624216306</text:p>
              </table:table-cell>
              <table:table-cell office:value-type="float" office:value="524288">
                <text:p>524288</text:p>
              </table:table-cell>
              <table:table-cell office:value-type="float" office:value="32.7792823013961">
                <text:p>32.7792823013961</text:p>
              </table:table-cell>
              <table:table-cell office:value-type="float" office:value="524288">
                <text:p>524288</text:p>
              </table:table-cell>
              <table:table-cell office:value-type="float" office:value="29.3114823848735">
                <text:p>29.31148238487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4288">
                <text:p>524288</text:p>
              </table:table-cell>
              <table:table-cell office:value-type="float" office:value="65.4733006142181">
                <text:p>65.4733006142181</text:p>
              </table:table-cell>
              <table:table-cell office:value-type="float" office:value="524288">
                <text:p>524288</text:p>
              </table:table-cell>
              <table:table-cell office:value-type="float" office:value="32.7783946068185">
                <text:p>32.7783946068185</text:p>
              </table:table-cell>
              <table:table-cell office:value-type="float" office:value="524288">
                <text:p>524288</text:p>
              </table:table-cell>
              <table:table-cell office:value-type="float" office:value="29.3018167539171">
                <text:p>29.30181675391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4288">
                <text:p>524288</text:p>
              </table:table-cell>
              <table:table-cell office:value-type="float" office:value="65.4686988560542">
                <text:p>65.4686988560542</text:p>
              </table:table-cell>
              <table:table-cell office:value-type="float" office:value="524288">
                <text:p>524288</text:p>
              </table:table-cell>
              <table:table-cell office:value-type="float" office:value="32.7847831797706">
                <text:p>32.7847831797706</text:p>
              </table:table-cell>
              <table:table-cell office:value-type="float" office:value="524288">
                <text:p>524288</text:p>
              </table:table-cell>
              <table:table-cell office:value-type="float" office:value="29.4112708419254">
                <text:p>29.41127084192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8576">
                <text:p>1048576</text:p>
              </table:table-cell>
              <table:table-cell office:value-type="float" office:value="65.4708847689124">
                <text:p>65.4708847689124</text:p>
              </table:table-cell>
              <table:table-cell office:value-type="float" office:value="524288">
                <text:p>524288</text:p>
              </table:table-cell>
              <table:table-cell office:value-type="float" office:value="32.7866297389825">
                <text:p>32.7866297389825</text:p>
              </table:table-cell>
              <table:table-cell office:value-type="float" office:value="524288">
                <text:p>524288</text:p>
              </table:table-cell>
              <table:table-cell office:value-type="float" office:value="29.3276599181662">
                <text:p>29.32765991816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8576">
                <text:p>1048576</text:p>
              </table:table-cell>
              <table:table-cell office:value-type="float" office:value="65.75907644026">
                <text:p>65.75907644026</text:p>
              </table:table-cell>
              <table:table-cell office:value-type="float" office:value="1048576">
                <text:p>1048576</text:p>
              </table:table-cell>
              <table:table-cell office:value-type="float" office:value="32.9729050285085">
                <text:p>32.9729050285085</text:p>
              </table:table-cell>
              <table:table-cell office:value-type="float" office:value="1048576">
                <text:p>1048576</text:p>
              </table:table-cell>
              <table:table-cell office:value-type="float" office:value="22.2903134189708">
                <text:p>22.29031341897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8576">
                <text:p>1048576</text:p>
              </table:table-cell>
              <table:table-cell office:value-type="float" office:value="65.7668049364326">
                <text:p>65.7668049364326</text:p>
              </table:table-cell>
              <table:table-cell office:value-type="float" office:value="1048576">
                <text:p>1048576</text:p>
              </table:table-cell>
              <table:table-cell office:value-type="float" office:value="32.9644052653033">
                <text:p>32.9644052653033</text:p>
              </table:table-cell>
              <table:table-cell office:value-type="float" office:value="1048576">
                <text:p>1048576</text:p>
              </table:table-cell>
              <table:table-cell office:value-type="float" office:value="22.3321907265629">
                <text:p>22.33219072656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8576">
                <text:p>1048576</text:p>
              </table:table-cell>
              <table:table-cell office:value-type="float" office:value="65.7529548814911">
                <text:p>65.7529548814911</text:p>
              </table:table-cell>
              <table:table-cell office:value-type="float" office:value="1048576">
                <text:p>1048576</text:p>
              </table:table-cell>
              <table:table-cell office:value-type="float" office:value="32.9572781083347">
                <text:p>32.9572781083347</text:p>
              </table:table-cell>
              <table:table-cell office:value-type="float" office:value="1048576">
                <text:p>1048576</text:p>
              </table:table-cell>
              <table:table-cell office:value-type="float" office:value="22.3116301763692">
                <text:p>22.31163017636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8576">
                <text:p>1048576</text:p>
              </table:table-cell>
              <table:table-cell office:value-type="float" office:value="65.7489799848621">
                <text:p>65.7489799848621</text:p>
              </table:table-cell>
              <table:table-cell office:value-type="float" office:value="1048576">
                <text:p>1048576</text:p>
              </table:table-cell>
              <table:table-cell office:value-type="float" office:value="32.9480747792225">
                <text:p>32.9480747792225</text:p>
              </table:table-cell>
              <table:table-cell office:value-type="float" office:value="1048576">
                <text:p>1048576</text:p>
              </table:table-cell>
              <table:table-cell office:value-type="float" office:value="22.2700336123026">
                <text:p>22.27003361230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8576">
                <text:p>1048576</text:p>
              </table:table-cell>
              <table:table-cell office:value-type="float" office:value="65.7714961630227">
                <text:p>65.7714961630227</text:p>
              </table:table-cell>
              <table:table-cell office:value-type="float" office:value="1048576">
                <text:p>1048576</text:p>
              </table:table-cell>
              <table:table-cell office:value-type="float" office:value="32.9613612369343">
                <text:p>32.9613612369343</text:p>
              </table:table-cell>
              <table:table-cell office:value-type="float" office:value="1048576">
                <text:p>1048576</text:p>
              </table:table-cell>
              <table:table-cell office:value-type="float" office:value="22.2896214231507">
                <text:p>22.28962142315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48576">
                <text:p>1048576</text:p>
              </table:table-cell>
              <table:table-cell office:value-type="float" office:value="65.7607393324126">
                <text:p>65.7607393324126</text:p>
              </table:table-cell>
              <table:table-cell office:value-type="float" office:value="1048576">
                <text:p>1048576</text:p>
              </table:table-cell>
              <table:table-cell office:value-type="float" office:value="32.9625048111656">
                <text:p>32.9625048111656</text:p>
              </table:table-cell>
              <table:table-cell office:value-type="float" office:value="1048576">
                <text:p>1048576</text:p>
              </table:table-cell>
              <table:table-cell office:value-type="float" office:value="22.2767969576573">
                <text:p>22.27679695765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8576">
                <text:p>1048576</text:p>
              </table:table-cell>
              <table:table-cell office:value-type="float" office:value="65.7495912965194">
                <text:p>65.7495912965194</text:p>
              </table:table-cell>
              <table:table-cell office:value-type="float" office:value="1048576">
                <text:p>1048576</text:p>
              </table:table-cell>
              <table:table-cell office:value-type="float" office:value="32.9647005538056">
                <text:p>32.9647005538056</text:p>
              </table:table-cell>
              <table:table-cell office:value-type="float" office:value="1048576">
                <text:p>1048576</text:p>
              </table:table-cell>
              <table:table-cell office:value-type="float" office:value="22.3153404230579">
                <text:p>22.31534042305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8576">
                <text:p>1048576</text:p>
              </table:table-cell>
              <table:table-cell office:value-type="float" office:value="65.7658190366808">
                <text:p>65.7658190366808</text:p>
              </table:table-cell>
              <table:table-cell office:value-type="float" office:value="1048576">
                <text:p>1048576</text:p>
              </table:table-cell>
              <table:table-cell office:value-type="float" office:value="32.9671281933531">
                <text:p>32.9671281933531</text:p>
              </table:table-cell>
              <table:table-cell office:value-type="float" office:value="1048576">
                <text:p>1048576</text:p>
              </table:table-cell>
              <table:table-cell office:value-type="float" office:value="22.3048744907132">
                <text:p>22.30487449071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48576">
                <text:p>1048576</text:p>
              </table:table-cell>
              <table:table-cell office:value-type="float" office:value="65.7617460950989">
                <text:p>65.7617460950989</text:p>
              </table:table-cell>
              <table:table-cell office:value-type="float" office:value="1048576">
                <text:p>1048576</text:p>
              </table:table-cell>
              <table:table-cell office:value-type="float" office:value="32.9548650063186">
                <text:p>32.9548650063186</text:p>
              </table:table-cell>
              <table:table-cell office:value-type="float" office:value="1048576">
                <text:p>1048576</text:p>
              </table:table-cell>
              <table:table-cell office:value-type="float" office:value="22.2680232536653">
                <text:p>22.26802325366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48576">
                <text:p>1048576</text:p>
              </table:table-cell>
              <table:table-cell office:value-type="float" office:value="65.7496131304965">
                <text:p>65.7496131304965</text:p>
              </table:table-cell>
              <table:table-cell office:value-type="float" office:value="1048576">
                <text:p>1048576</text:p>
              </table:table-cell>
              <table:table-cell office:value-type="float" office:value="32.9723664012033">
                <text:p>32.9723664012033</text:p>
              </table:table-cell>
              <table:table-cell office:value-type="float" office:value="1048576">
                <text:p>1048576</text:p>
              </table:table-cell>
              <table:table-cell office:value-type="float" office:value="22.3034543613311">
                <text:p>22.30345436133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48576">
                <text:p>1048576</text:p>
              </table:table-cell>
              <table:table-cell office:value-type="float" office:value="65.7576984196359">
                <text:p>65.7576984196359</text:p>
              </table:table-cell>
              <table:table-cell office:value-type="float" office:value="1048576">
                <text:p>1048576</text:p>
              </table:table-cell>
              <table:table-cell office:value-type="float" office:value="32.9663711456749">
                <text:p>32.9663711456749</text:p>
              </table:table-cell>
              <table:table-cell office:value-type="float" office:value="1048576">
                <text:p>1048576</text:p>
              </table:table-cell>
              <table:table-cell office:value-type="float" office:value="22.3014269785538">
                <text:p>22.30142697855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97152">
                <text:p>2097152</text:p>
              </table:table-cell>
              <table:table-cell office:value-type="float" office:value="65.7510107084702">
                <text:p>65.7510107084702</text:p>
              </table:table-cell>
              <table:table-cell office:value-type="float" office:value="1048576">
                <text:p>1048576</text:p>
              </table:table-cell>
              <table:table-cell office:value-type="float" office:value="32.968208592495">
                <text:p>32.968208592495</text:p>
              </table:table-cell>
              <table:table-cell office:value-type="float" office:value="1048576">
                <text:p>1048576</text:p>
              </table:table-cell>
              <table:table-cell office:value-type="float" office:value="22.2726460952561">
                <text:p>22.27264609525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97152">
                <text:p>2097152</text:p>
              </table:table-cell>
              <table:table-cell office:value-type="float" office:value="66.1127090490928">
                <text:p>66.1127090490928</text:p>
              </table:table-cell>
              <table:table-cell office:value-type="float" office:value="2097152">
                <text:p>2097152</text:p>
              </table:table-cell>
              <table:table-cell office:value-type="float" office:value="33.1952457270703">
                <text:p>33.1952457270703</text:p>
              </table:table-cell>
              <table:table-cell office:value-type="float" office:value="2097152">
                <text:p>2097152</text:p>
              </table:table-cell>
              <table:table-cell office:value-type="float" office:value="27.6581060544319">
                <text:p>27.65810605443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97152">
                <text:p>2097152</text:p>
              </table:table-cell>
              <table:table-cell office:value-type="float" office:value="66.1103407163489">
                <text:p>66.1103407163489</text:p>
              </table:table-cell>
              <table:table-cell office:value-type="float" office:value="2097152">
                <text:p>2097152</text:p>
              </table:table-cell>
              <table:table-cell office:value-type="float" office:value="33.1991393489591">
                <text:p>33.1991393489591</text:p>
              </table:table-cell>
              <table:table-cell office:value-type="float" office:value="2097152">
                <text:p>2097152</text:p>
              </table:table-cell>
              <table:table-cell office:value-type="float" office:value="27.5801687350321">
                <text:p>27.58016873503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97152">
                <text:p>2097152</text:p>
              </table:table-cell>
              <table:table-cell office:value-type="float" office:value="66.1059419121281">
                <text:p>66.1059419121281</text:p>
              </table:table-cell>
              <table:table-cell office:value-type="float" office:value="2097152">
                <text:p>2097152</text:p>
              </table:table-cell>
              <table:table-cell office:value-type="float" office:value="33.2054543163852">
                <text:p>33.2054543163852</text:p>
              </table:table-cell>
              <table:table-cell office:value-type="float" office:value="2097152">
                <text:p>2097152</text:p>
              </table:table-cell>
              <table:table-cell office:value-type="float" office:value="27.6040117718467">
                <text:p>27.60401177184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97152">
                <text:p>2097152</text:p>
              </table:table-cell>
              <table:table-cell office:value-type="float" office:value="66.1188263913962">
                <text:p>66.1188263913962</text:p>
              </table:table-cell>
              <table:table-cell office:value-type="float" office:value="2097152">
                <text:p>2097152</text:p>
              </table:table-cell>
              <table:table-cell office:value-type="float" office:value="33.2045964883002">
                <text:p>33.2045964883002</text:p>
              </table:table-cell>
              <table:table-cell office:value-type="float" office:value="2097152">
                <text:p>2097152</text:p>
              </table:table-cell>
              <table:table-cell office:value-type="float" office:value="27.6644988616984">
                <text:p>27.66449886169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97152">
                <text:p>2097152</text:p>
              </table:table-cell>
              <table:table-cell office:value-type="float" office:value="66.1051772933942">
                <text:p>66.1051772933942</text:p>
              </table:table-cell>
              <table:table-cell office:value-type="float" office:value="2097152">
                <text:p>2097152</text:p>
              </table:table-cell>
              <table:table-cell office:value-type="float" office:value="33.2002085690901">
                <text:p>33.2002085690901</text:p>
              </table:table-cell>
              <table:table-cell office:value-type="float" office:value="2097152">
                <text:p>2097152</text:p>
              </table:table-cell>
              <table:table-cell office:value-type="float" office:value="27.5968079657244">
                <text:p>27.59680796572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97152">
                <text:p>2097152</text:p>
              </table:table-cell>
              <table:table-cell office:value-type="float" office:value="66.118131682771">
                <text:p>66.118131682771</text:p>
              </table:table-cell>
              <table:table-cell office:value-type="float" office:value="2097152">
                <text:p>2097152</text:p>
              </table:table-cell>
              <table:table-cell office:value-type="float" office:value="33.2056922256861">
                <text:p>33.2056922256861</text:p>
              </table:table-cell>
              <table:table-cell office:value-type="float" office:value="2097152">
                <text:p>2097152</text:p>
              </table:table-cell>
              <table:table-cell office:value-type="float" office:value="27.6076899371996">
                <text:p>27.60768993719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97152">
                <text:p>2097152</text:p>
              </table:table-cell>
              <table:table-cell office:value-type="float" office:value="66.1082962305987">
                <text:p>66.1082962305987</text:p>
              </table:table-cell>
              <table:table-cell office:value-type="float" office:value="2097152">
                <text:p>2097152</text:p>
              </table:table-cell>
              <table:table-cell office:value-type="float" office:value="33.2062176522913">
                <text:p>33.2062176522913</text:p>
              </table:table-cell>
              <table:table-cell office:value-type="float" office:value="2097152">
                <text:p>2097152</text:p>
              </table:table-cell>
              <table:table-cell office:value-type="float" office:value="27.651970917078">
                <text:p>27.6519709170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97152">
                <text:p>2097152</text:p>
              </table:table-cell>
              <table:table-cell office:value-type="float" office:value="66.1174011438527">
                <text:p>66.1174011438527</text:p>
              </table:table-cell>
              <table:table-cell office:value-type="float" office:value="2097152">
                <text:p>2097152</text:p>
              </table:table-cell>
              <table:table-cell office:value-type="float" office:value="33.2062870527421">
                <text:p>33.2062870527421</text:p>
              </table:table-cell>
              <table:table-cell office:value-type="float" office:value="2097152">
                <text:p>2097152</text:p>
              </table:table-cell>
              <table:table-cell office:value-type="float" office:value="27.6126193671154">
                <text:p>27.61261936711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97152">
                <text:p>2097152</text:p>
              </table:table-cell>
              <table:table-cell office:value-type="float" office:value="66.1142885541057">
                <text:p>66.1142885541057</text:p>
              </table:table-cell>
              <table:table-cell office:value-type="float" office:value="2097152">
                <text:p>2097152</text:p>
              </table:table-cell>
              <table:table-cell office:value-type="float" office:value="33.2074714918481">
                <text:p>33.2074714918481</text:p>
              </table:table-cell>
              <table:table-cell office:value-type="float" office:value="2097152">
                <text:p>2097152</text:p>
              </table:table-cell>
              <table:table-cell office:value-type="float" office:value="27.591940541246">
                <text:p>27.5919405412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97152">
                <text:p>2097152</text:p>
              </table:table-cell>
              <table:table-cell office:value-type="float" office:value="66.0990167792609">
                <text:p>66.0990167792609</text:p>
              </table:table-cell>
              <table:table-cell office:value-type="float" office:value="2097152">
                <text:p>2097152</text:p>
              </table:table-cell>
              <table:table-cell office:value-type="float" office:value="33.1945089321005">
                <text:p>33.1945089321005</text:p>
              </table:table-cell>
              <table:table-cell office:value-type="float" office:value="2097152">
                <text:p>2097152</text:p>
              </table:table-cell>
              <table:table-cell office:value-type="float" office:value="27.5654182607441">
                <text:p>27.56541826074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97152">
                <text:p>2097152</text:p>
              </table:table-cell>
              <table:table-cell office:value-type="float" office:value="66.1096471723642">
                <text:p>66.1096471723642</text:p>
              </table:table-cell>
              <table:table-cell office:value-type="float" office:value="2097152">
                <text:p>2097152</text:p>
              </table:table-cell>
              <table:table-cell office:value-type="float" office:value="33.2132423152281">
                <text:p>33.2132423152281</text:p>
              </table:table-cell>
              <table:table-cell office:value-type="float" office:value="2097152">
                <text:p>2097152</text:p>
              </table:table-cell>
              <table:table-cell office:value-type="float" office:value="27.6152820406709">
                <text:p>27.61528204067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94304">
                <text:p>4194304</text:p>
              </table:table-cell>
              <table:table-cell office:value-type="float" office:value="66.1031707195995">
                <text:p>66.1031707195995</text:p>
              </table:table-cell>
              <table:table-cell office:value-type="float" office:value="2097152">
                <text:p>2097152</text:p>
              </table:table-cell>
              <table:table-cell office:value-type="float" office:value="33.19866916879">
                <text:p>33.19866916879</text:p>
              </table:table-cell>
              <table:table-cell office:value-type="float" office:value="2097152">
                <text:p>2097152</text:p>
              </table:table-cell>
              <table:table-cell office:value-type="float" office:value="27.5703643676005">
                <text:p>27.57036436760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94304">
                <text:p>4194304</text:p>
              </table:table-cell>
              <table:table-cell office:value-type="float" office:value="66.3708106181728">
                <text:p>66.3708106181728</text:p>
              </table:table-cell>
              <table:table-cell office:value-type="float" office:value="4194304">
                <text:p>4194304</text:p>
              </table:table-cell>
              <table:table-cell office:value-type="float" office:value="33.3475761879677">
                <text:p>33.3475761879677</text:p>
              </table:table-cell>
              <table:table-cell office:value-type="float" office:value="4194304">
                <text:p>4194304</text:p>
              </table:table-cell>
              <table:table-cell office:value-type="float" office:value="29.1630338464622">
                <text:p>29.16303384646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94304">
                <text:p>4194304</text:p>
              </table:table-cell>
              <table:table-cell office:value-type="float" office:value="66.3757726798774">
                <text:p>66.3757726798774</text:p>
              </table:table-cell>
              <table:table-cell office:value-type="float" office:value="4194304">
                <text:p>4194304</text:p>
              </table:table-cell>
              <table:table-cell office:value-type="float" office:value="33.3555689166188">
                <text:p>33.3555689166188</text:p>
              </table:table-cell>
              <table:table-cell office:value-type="float" office:value="4194304">
                <text:p>4194304</text:p>
              </table:table-cell>
              <table:table-cell office:value-type="float" office:value="29.16003010174">
                <text:p>29.160030101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94304">
                <text:p>4194304</text:p>
              </table:table-cell>
              <table:table-cell office:value-type="float" office:value="66.3758807417069">
                <text:p>66.3758807417069</text:p>
              </table:table-cell>
              <table:table-cell office:value-type="float" office:value="4194304">
                <text:p>4194304</text:p>
              </table:table-cell>
              <table:table-cell office:value-type="float" office:value="33.3531691466956">
                <text:p>33.3531691466956</text:p>
              </table:table-cell>
              <table:table-cell office:value-type="float" office:value="4194304">
                <text:p>4194304</text:p>
              </table:table-cell>
              <table:table-cell office:value-type="float" office:value="29.2384284579104">
                <text:p>29.23842845791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94304">
                <text:p>4194304</text:p>
              </table:table-cell>
              <table:table-cell office:value-type="float" office:value="66.3666844785911">
                <text:p>66.3666844785911</text:p>
              </table:table-cell>
              <table:table-cell office:value-type="float" office:value="4194304">
                <text:p>4194304</text:p>
              </table:table-cell>
              <table:table-cell office:value-type="float" office:value="33.3552614499843">
                <text:p>33.3552614499843</text:p>
              </table:table-cell>
              <table:table-cell office:value-type="float" office:value="4194304">
                <text:p>4194304</text:p>
              </table:table-cell>
              <table:table-cell office:value-type="float" office:value="29.3209159314475">
                <text:p>29.32091593144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94304">
                <text:p>4194304</text:p>
              </table:table-cell>
              <table:table-cell office:value-type="float" office:value="66.3684107097489">
                <text:p>66.3684107097489</text:p>
              </table:table-cell>
              <table:table-cell office:value-type="float" office:value="4194304">
                <text:p>4194304</text:p>
              </table:table-cell>
              <table:table-cell office:value-type="float" office:value="33.3519865054014">
                <text:p>33.3519865054014</text:p>
              </table:table-cell>
              <table:table-cell office:value-type="float" office:value="4194304">
                <text:p>4194304</text:p>
              </table:table-cell>
              <table:table-cell office:value-type="float" office:value="29.1439801098567">
                <text:p>29.14398010985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94304">
                <text:p>4194304</text:p>
              </table:table-cell>
              <table:table-cell office:value-type="float" office:value="66.3711726055247">
                <text:p>66.3711726055247</text:p>
              </table:table-cell>
              <table:table-cell office:value-type="float" office:value="4194304">
                <text:p>4194304</text:p>
              </table:table-cell>
              <table:table-cell office:value-type="float" office:value="33.3509383878302">
                <text:p>33.3509383878302</text:p>
              </table:table-cell>
              <table:table-cell office:value-type="float" office:value="4194304">
                <text:p>4194304</text:p>
              </table:table-cell>
              <table:table-cell office:value-type="float" office:value="29.2272485228748">
                <text:p>29.22724852287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94304">
                <text:p>4194304</text:p>
              </table:table-cell>
              <table:table-cell office:value-type="float" office:value="66.3685186182848">
                <text:p>66.3685186182848</text:p>
              </table:table-cell>
              <table:table-cell office:value-type="float" office:value="4194304">
                <text:p>4194304</text:p>
              </table:table-cell>
              <table:table-cell office:value-type="float" office:value="33.3428659529154">
                <text:p>33.3428659529154</text:p>
              </table:table-cell>
              <table:table-cell office:value-type="float" office:value="4194304">
                <text:p>4194304</text:p>
              </table:table-cell>
              <table:table-cell office:value-type="float" office:value="29.2108883292383">
                <text:p>29.21088832923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94304">
                <text:p>4194304</text:p>
              </table:table-cell>
              <table:table-cell office:value-type="float" office:value="66.3659939823191">
                <text:p>66.3659939823191</text:p>
              </table:table-cell>
              <table:table-cell office:value-type="float" office:value="4194304">
                <text:p>4194304</text:p>
              </table:table-cell>
              <table:table-cell office:value-type="float" office:value="33.3466580028171">
                <text:p>33.3466580028171</text:p>
              </table:table-cell>
              <table:table-cell office:value-type="float" office:value="4194304">
                <text:p>4194304</text:p>
              </table:table-cell>
              <table:table-cell office:value-type="float" office:value="29.2334357556017">
                <text:p>29.23343575560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94304">
                <text:p>4194304</text:p>
              </table:table-cell>
              <table:table-cell office:value-type="float" office:value="66.3756646202988">
                <text:p>66.3756646202988</text:p>
              </table:table-cell>
              <table:table-cell office:value-type="float" office:value="4194304">
                <text:p>4194304</text:p>
              </table:table-cell>
              <table:table-cell office:value-type="float" office:value="33.3463717516388">
                <text:p>33.3463717516388</text:p>
              </table:table-cell>
              <table:table-cell office:value-type="float" office:value="4194304">
                <text:p>4194304</text:p>
              </table:table-cell>
              <table:table-cell office:value-type="float" office:value="29.2015315588227">
                <text:p>29.20153155882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94304">
                <text:p>4194304</text:p>
              </table:table-cell>
              <table:table-cell office:value-type="float" office:value="66.3645084695976">
                <text:p>66.3645084695976</text:p>
              </table:table-cell>
              <table:table-cell office:value-type="float" office:value="4194304">
                <text:p>4194304</text:p>
              </table:table-cell>
              <table:table-cell office:value-type="float" office:value="33.3422604379915">
                <text:p>33.3422604379915</text:p>
              </table:table-cell>
              <table:table-cell office:value-type="float" office:value="4194304">
                <text:p>4194304</text:p>
              </table:table-cell>
              <table:table-cell office:value-type="float" office:value="29.1897293517284">
                <text:p>29.18972935172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94304">
                <text:p>4194304</text:p>
              </table:table-cell>
              <table:table-cell office:value-type="float" office:value="66.3680235270207">
                <text:p>66.3680235270207</text:p>
              </table:table-cell>
              <table:table-cell office:value-type="float" office:value="4194304">
                <text:p>4194304</text:p>
              </table:table-cell>
              <table:table-cell office:value-type="float" office:value="33.3518006151957">
                <text:p>33.3518006151957</text:p>
              </table:table-cell>
              <table:table-cell office:value-type="float" office:value="4194304">
                <text:p>4194304</text:p>
              </table:table-cell>
              <table:table-cell office:value-type="float" office:value="29.2525156282862">
                <text:p>29.25251562828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66.3696359210223">
                <text:p>66.3696359210223</text:p>
              </table:table-cell>
              <table:table-cell office:value-type="float" office:value="4194304">
                <text:p>4194304</text:p>
              </table:table-cell>
              <table:table-cell office:value-type="float" office:value="33.346632213704">
                <text:p>33.346632213704</text:p>
              </table:table-cell>
              <table:table-cell office:value-type="float" office:value="4194304">
                <text:p>4194304</text:p>
              </table:table-cell>
              <table:table-cell office:value-type="float" office:value="29.178211875733">
                <text:p>29.1782118757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